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24pt" style:font-size-asian="24pt"/>
    </style:style>
    <style:style style:name="P4" style:parent-style-name="Standard" style:family="paragraph">
      <style:text-properties style:font-name-complex="Times New Roman"/>
    </style:style>
    <style:style style:name="TableColumn6" style:family="table-column">
      <style:table-column-properties style:column-width="1.0972in" style:use-optimal-column-width="false"/>
    </style:style>
    <style:style style:name="TableColumn7" style:family="table-column">
      <style:table-column-properties style:column-width="0.7777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1.1562in" style:use-optimal-column-width="false"/>
    </style:style>
    <style:style style:name="TableColumn10" style:family="table-column">
      <style:table-column-properties style:column-width="0.7395in" style:use-optimal-column-width="false"/>
    </style:style>
    <style:style style:name="TableColumn11" style:family="table-column">
      <style:table-column-properties style:column-width="0.7395in" style:use-optimal-column-width="false"/>
    </style:style>
    <style:style style:name="TableColumn12" style:family="table-column">
      <style:table-column-properties style:column-width="1.3229in" style:use-optimal-column-width="false"/>
    </style:style>
    <style:style style:name="TableColumn13" style:family="table-column">
      <style:table-column-properties style:column-width="0.6041in" style:use-optimal-column-width="false"/>
    </style:style>
    <style:style style:name="Table5" style:family="table">
      <style:table-properties style:width="7.3125in" fo:margin-left="0in" table:align="center"/>
    </style:style>
    <style:style style:name="TableRow14" style:family="table-row">
      <style:table-row-properties style:min-row-height="1.3673in" style:use-optimal-row-height="false"/>
    </style:style>
    <style:style style:name="TableCell15" style:family="table-cell">
      <style:table-cell-properties fo:border="0.0069in solid #00000A" fo:background-color="#D9D9D9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9" style:family="table-cell">
      <style:table-cell-properties fo:border="0.0069in solid #00000A" fo:background-color="#D9D9D9" fo:padding-top="0in" fo:padding-left="0.075in" fo:padding-bottom="0in" fo:padding-right="0.075in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1" style:family="table-row">
      <style:table-row-properties style:min-row-height="1.3673in" style:use-optimal-row-height="false"/>
    </style:style>
    <style:style style:name="TableCell32" style:family="table-cell">
      <style:table-cell-properties fo:border="0.0069in solid #00000A" fo:background-color="#94BD5E" fo:padding-top="0in" fo:padding-left="0.075in" fo:padding-bottom="0in" fo:padding-right="0.075in"/>
    </style:style>
    <style:style style:name="P33" style:parent-style-name="Standard" style:family="paragraph">
      <style:paragraph-properties fo:text-align="center"/>
      <style:text-properties style:font-name-complex="Times New Roman"/>
    </style:style>
    <style:style style:name="TableCell34" style:family="table-cell">
      <style:table-cell-properties fo:border="0.0069in solid #00000A" fo:background-color="#94BD5E" fo:padding-top="0in" fo:padding-left="0.075in" fo:padding-bottom="0in" fo:padding-right="0.075in"/>
    </style:style>
    <style:style style:name="P35" style:parent-style-name="Textbody" style:family="paragraph">
      <style:paragraph-properties fo:text-align="center" fo:margin-bottom="0in"/>
      <style:text-properties style:font-name-complex="Times New Roman"/>
    </style:style>
    <style:style style:name="TableCell36" style:family="table-cell">
      <style:table-cell-properties fo:border="0.0069in solid #00000A" fo:background-color="#94BD5E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name-complex="Times New Roman"/>
    </style:style>
    <style:style style:name="TableCell38" style:family="table-cell">
      <style:table-cell-properties fo:border="0.0069in solid #00000A" fo:background-color="#94BD5E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name-complex="Times New Roman"/>
    </style:style>
    <style:style style:name="TableCell40" style:family="table-cell">
      <style:table-cell-properties fo:border="0.0069in solid #00000A" fo:background-color="#94BD5E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-complex="Times New Roman"/>
    </style:style>
    <style:style style:name="TableCell42" style:family="table-cell">
      <style:table-cell-properties fo:border="0.0069in solid #00000A" fo:background-color="#94BD5E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-complex="Times New Roman"/>
    </style:style>
    <style:style style:name="TableCell44" style:family="table-cell">
      <style:table-cell-properties fo:border="0.0069in solid #00000A" fo:background-color="#94BD5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-complex="Times New Roman"/>
    </style:style>
    <style:style style:name="TableCell46" style:family="table-cell">
      <style:table-cell-properties fo:border="0.0069in solid #00000A" fo:background-color="#94BD5E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-complex="Times New Roman"/>
    </style:style>
    <style:style style:name="P48" style:parent-style-name="Standard" style:family="paragraph">
      <style:paragraph-properties fo:text-align="center"/>
      <style:text-properties style:font-name-complex="Times New Roman"/>
    </style:style>
    <style:style style:name="TableRow49" style:family="table-row">
      <style:table-row-properties style:min-row-height="1.3673in" style:use-optimal-row-height="false"/>
    </style:style>
    <style:style style:name="TableCell50" style:family="table-cell">
      <style:table-cell-properties fo:border="0.0069in solid #00000A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-complex="Times New Roman"/>
    </style:style>
    <style:style style:name="TableCell52" style:family="table-cell">
      <style:table-cell-properties fo:border="0.0069in solid #00000A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style:font-name-complex="Times New Roman"/>
    </style:style>
    <style:style style:name="TableCell54" style:family="table-cell">
      <style:table-cell-properties fo:border="0.0069in solid #00000A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style:font-name-complex="Times New Roman"/>
    </style:style>
    <style:style style:name="TableCell56" style:family="table-cell">
      <style:table-cell-properties fo:border="0.0069in solid #00000A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-complex="Times New Roman"/>
    </style:style>
    <style:style style:name="TableCell58" style:family="table-cell">
      <style:table-cell-properties fo:border="0.0069in solid #00000A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-complex="Times New Roman"/>
    </style:style>
    <style:style style:name="TableCell60" style:family="table-cell">
      <style:table-cell-properties fo:border="0.0069in solid #00000A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-complex="Times New Roman"/>
    </style:style>
    <style:style style:name="TableCell62" style:family="table-cell">
      <style:table-cell-properties fo:border="0.0069in solid #00000A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-complex="Times New Roman"/>
    </style:style>
    <style:style style:name="TableCell64" style:family="table-cell">
      <style:table-cell-properties fo:border="0.0069in solid #00000A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-complex="Times New Roman"/>
    </style:style>
    <style:style style:name="P66" style:parent-style-name="Standard" style:family="paragraph">
      <style:paragraph-properties fo:text-align="center"/>
      <style:text-properties style:font-name-complex="Times New Roman"/>
    </style:style>
    <style:style style:name="TableRow67" style:family="table-row">
      <style:table-row-properties style:min-row-height="1.3673in" style:use-optimal-row-height="false"/>
    </style:style>
    <style:style style:name="TableCell6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9" style:parent-style-name="Standard" style:family="paragraph">
      <style:paragraph-properties fo:text-align="center"/>
      <style:text-properties style:font-name-complex="Times New Roman"/>
    </style:style>
    <style:style style:name="TableCell7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-complex="Times New Roman"/>
    </style:style>
    <style:style style:name="TableCell7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-complex="Times New Roman"/>
    </style:style>
    <style:style style:name="TableCell7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-complex="Times New Roman"/>
    </style:style>
    <style:style style:name="TableCell7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-complex="Times New Roman"/>
    </style:style>
    <style:style style:name="TableCell7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-complex="Times New Roman"/>
    </style:style>
    <style:style style:name="TableCell8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-complex="Times New Roman"/>
    </style:style>
    <style:style style:name="TableCell8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-complex="Times New Roman"/>
    </style:style>
    <style:style style:name="P84" style:parent-style-name="Standard" style:family="paragraph">
      <style:paragraph-properties fo:text-align="center"/>
      <style:text-properties style:font-name-complex="Times New Roman"/>
    </style:style>
    <style:style style:name="TableRow85" style:family="table-row">
      <style:table-row-properties style:min-row-height="1.3673in" style:use-optimal-row-height="false"/>
    </style:style>
    <style:style style:name="TableCell86" style:family="table-cell">
      <style:table-cell-properties fo:border="0.0069in solid #00000A" fo:background-color="#D9D9D9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88" style:family="table-cell">
      <style:table-cell-properties fo:border="0.0069in solid #00000A" fo:background-color="#D9D9D9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0" style:family="table-cell">
      <style:table-cell-properties fo:border="0.0069in solid #00000A" fo:background-color="#D9D9D9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2" style:family="table-cell">
      <style:table-cell-properties fo:border="0.0069in solid #00000A" fo:background-color="#D9D9D9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4" style:family="table-cell">
      <style:table-cell-properties fo:border="0.0069in solid #00000A" fo:background-color="#D9D9D9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6" style:family="table-cell">
      <style:table-cell-properties fo:border="0.0069in solid #00000A" fo:background-color="#D9D9D9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8" style:family="table-cell">
      <style:table-cell-properties fo:border="0.0069in solid #00000A" fo:background-color="#D9D9D9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0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102" style:family="table-row">
      <style:table-row-properties style:min-row-height="1.3673in" style:use-optimal-row-height="false"/>
    </style:style>
    <style:style style:name="TableCell103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style:font-name-complex="Times New Roman"/>
    </style:style>
    <style:style style:name="TableCell10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6" style:parent-style-name="Textbody" style:family="paragraph">
      <style:paragraph-properties fo:text-align="center"/>
      <style:text-properties style:font-name-complex="Times New Roman"/>
    </style:style>
    <style:style style:name="TableCell10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-complex="Times New Roman"/>
    </style:style>
    <style:style style:name="TableCell10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-complex="Times New Roman"/>
    </style:style>
    <style:style style:name="TableCell111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-complex="Times New Roman"/>
    </style:style>
    <style:style style:name="TableCell113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-complex="Times New Roman"/>
    </style:style>
    <style:style style:name="TableCell11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-complex="Times New Roman"/>
    </style:style>
    <style:style style:name="TableCell11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-complex="Times New Roman"/>
    </style:style>
    <style:style style:name="P119" style:parent-style-name="Standard" style:family="paragraph">
      <style:paragraph-properties fo:text-align="center"/>
      <style:text-properties style:font-name-complex="Times New Roman"/>
    </style:style>
    <style:style style:name="TableRow120" style:family="table-row">
      <style:table-row-properties style:min-row-height="1.568in" style:use-optimal-row-height="false"/>
    </style:style>
    <style:style style:name="TableCell121" style:family="table-cell">
      <style:table-cell-properties fo:border="0.0069in solid #00000A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  <style:text-properties style:font-name-complex="Times New Roman"/>
    </style:style>
    <style:style style:name="TableCell123" style:family="table-cell">
      <style:table-cell-properties fo:border="0.0069in solid #00000A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  <style:text-properties style:font-name-complex="Times New Roman"/>
    </style:style>
    <style:style style:name="TableCell125" style:family="table-cell">
      <style:table-cell-properties fo:border="0.0069in solid #00000A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  <style:text-properties style:font-name-complex="Times New Roman"/>
    </style:style>
    <style:style style:name="TableCell127" style:family="table-cell">
      <style:table-cell-properties fo:border="0.0069in solid #00000A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  <style:text-properties style:font-name-complex="Times New Roman"/>
    </style:style>
    <style:style style:name="TableCell129" style:family="table-cell">
      <style:table-cell-properties fo:border="0.0069in solid #00000A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  <style:text-properties style:font-name-complex="Times New Roman"/>
    </style:style>
    <style:style style:name="TableCell131" style:family="table-cell">
      <style:table-cell-properties fo:border="0.0069in solid #00000A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  <style:text-properties style:font-name-complex="Times New Roman"/>
    </style:style>
    <style:style style:name="TableCell133" style:family="table-cell">
      <style:table-cell-properties fo:border="0.0069in solid #00000A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-complex="Times New Roman"/>
    </style:style>
    <style:style style:name="TableCell135" style:family="table-cell">
      <style:table-cell-properties fo:border="0.0069in solid #00000A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-complex="Times New Roman"/>
    </style:style>
    <style:style style:name="P137" style:parent-style-name="Standard" style:family="paragraph">
      <style:paragraph-properties fo:text-align="center"/>
      <style:text-properties style:font-name-complex="Times New Roman"/>
    </style:style>
    <style:style style:name="TableRow138" style:family="table-row">
      <style:table-row-properties style:min-row-height="1.3673in" style:use-optimal-row-height="false"/>
    </style:style>
    <style:style style:name="TableCell139" style:family="table-cell">
      <style:table-cell-properties fo:border="0.0069in solid #00000A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style:font-name-complex="Times New Roman"/>
    </style:style>
    <style:style style:name="TableCell141" style:family="table-cell">
      <style:table-cell-properties fo:border="0.0069in solid #00000A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-complex="Times New Roman"/>
    </style:style>
    <style:style style:name="TableCell143" style:family="table-cell">
      <style:table-cell-properties fo:border="0.0069in solid #00000A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style:font-name-complex="Times New Roman"/>
    </style:style>
    <style:style style:name="TableCell145" style:family="table-cell">
      <style:table-cell-properties fo:border="0.0069in solid #00000A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  <style:text-properties style:font-name-complex="Times New Roman"/>
    </style:style>
    <style:style style:name="TableCell147" style:family="table-cell">
      <style:table-cell-properties fo:border="0.0069in solid #00000A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style:font-name-complex="Times New Roman"/>
    </style:style>
    <style:style style:name="P149" style:parent-style-name="Standard" style:family="paragraph">
      <style:text-properties style:font-name-complex="Times New Roman"/>
    </style:style>
    <style:style style:name="TableCell150" style:family="table-cell">
      <style:table-cell-properties fo:border="0.0069in solid #00000A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  <style:text-properties style:font-name-complex="Times New Roman"/>
    </style:style>
    <style:style style:name="TableCell152" style:family="table-cell">
      <style:table-cell-properties fo:border="0.0069in solid #00000A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  <style:text-properties style:font-name-complex="Times New Roman"/>
    </style:style>
    <style:style style:name="TableCell154" style:family="table-cell">
      <style:table-cell-properties fo:border="0.0069in solid #00000A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-complex="Times New Roman"/>
    </style:style>
    <style:style style:name="P156" style:parent-style-name="Standard" style:family="paragraph">
      <style:paragraph-properties fo:text-align="center"/>
      <style:text-properties style:font-name-complex="Times New Roman"/>
    </style:style>
    <style:style style:name="TableRow157" style:family="table-row">
      <style:table-row-properties style:min-row-height="1.3673in" style:use-optimal-row-height="false"/>
    </style:style>
    <style:style style:name="TableCell158" style:family="table-cell">
      <style:table-cell-properties fo:border="0.0069in solid #00000A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-complex="Times New Roman"/>
    </style:style>
    <style:style style:name="TableCell160" style:family="table-cell">
      <style:table-cell-properties fo:border="0.0069in solid #00000A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-complex="Times New Roman"/>
    </style:style>
    <style:style style:name="TableCell162" style:family="table-cell">
      <style:table-cell-properties fo:border="0.0069in solid #00000A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style:font-name-complex="Times New Roman"/>
    </style:style>
    <style:style style:name="TableCell164" style:family="table-cell">
      <style:table-cell-properties fo:border="0.0069in solid #00000A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font-name-complex="Times New Roman"/>
    </style:style>
    <style:style style:name="TableCell166" style:family="table-cell">
      <style:table-cell-properties fo:border="0.0069in solid #00000A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font-name-complex="Times New Roman"/>
    </style:style>
    <style:style style:name="TableCell168" style:family="table-cell">
      <style:table-cell-properties fo:border="0.0069in solid #00000A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style:font-name-complex="Times New Roman"/>
    </style:style>
    <style:style style:name="TableCell170" style:family="table-cell">
      <style:table-cell-properties fo:border="0.0069in solid #00000A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style:font-name-complex="Times New Roman"/>
    </style:style>
    <style:style style:name="P172" style:parent-style-name="Standard" style:family="paragraph">
      <style:paragraph-properties fo:text-align="center"/>
      <style:text-properties style:font-name-complex="Times New Roman"/>
    </style:style>
    <style:style style:name="P173" style:parent-style-name="Standard" style:family="paragraph">
      <style:paragraph-properties fo:text-align="center"/>
      <style:text-properties style:font-name-complex="Times New Roman"/>
    </style:style>
    <style:style style:name="TableCell174" style:family="table-cell">
      <style:table-cell-properties fo:border="0.0069in solid #00000A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  <style:text-properties style:font-name-complex="Times New Roman"/>
    </style:style>
    <style:style style:name="P176" style:parent-style-name="Standard" style:family="paragraph">
      <style:paragraph-properties fo:text-align="center"/>
      <style:text-properties style:font-name-complex="Times New Roman"/>
    </style:style>
    <style:style style:name="TableRow177" style:family="table-row">
      <style:table-row-properties style:min-row-height="1.3673in" style:use-optimal-row-height="false"/>
    </style:style>
    <style:style style:name="TableCell178" style:family="table-cell">
      <style:table-cell-properties fo:border="0.0069in solid #00000A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  <style:text-properties style:font-name-complex="Times New Roman"/>
    </style:style>
    <style:style style:name="TableCell180" style:family="table-cell">
      <style:table-cell-properties fo:border="0.0069in solid #00000A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style:font-name-complex="Times New Roman"/>
    </style:style>
    <style:style style:name="TableCell182" style:family="table-cell">
      <style:table-cell-properties fo:border="0.0069in solid #00000A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-complex="Times New Roman"/>
    </style:style>
    <style:style style:name="TableCell184" style:family="table-cell">
      <style:table-cell-properties fo:border="0.0069in solid #00000A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-complex="Times New Roman"/>
    </style:style>
    <style:style style:name="TableCell186" style:family="table-cell">
      <style:table-cell-properties fo:border="0.0069in solid #00000A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-complex="Times New Roman"/>
    </style:style>
    <style:style style:name="TableCell188" style:family="table-cell">
      <style:table-cell-properties fo:border="0.0069in solid #00000A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-complex="Times New Roman"/>
    </style:style>
    <style:style style:name="TableCell190" style:family="table-cell">
      <style:table-cell-properties fo:border="0.0069in solid #00000A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-complex="Times New Roman"/>
    </style:style>
    <style:style style:name="TableCell192" style:family="table-cell">
      <style:table-cell-properties fo:border="0.0069in solid #00000A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  <style:text-properties style:font-name-complex="Times New Roman"/>
    </style:style>
    <style:style style:name="TableRow194" style:family="table-row">
      <style:table-row-properties style:min-row-height="1.3673in" style:use-optimal-row-height="false"/>
    </style:style>
    <style:style style:name="TableCell195" style:family="table-cell">
      <style:table-cell-properties fo:border="0.0069in solid #00000A" fo:background-color="#D9D9D9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9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9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11" style:family="table-row">
      <style:table-row-properties style:min-row-height="1.3673in" style:use-optimal-row-height="false"/>
    </style:style>
    <style:style style:name="TableCell212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  <style:text-properties style:font-name-complex="Times New Roman"/>
    </style:style>
    <style:style style:name="TableCell214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5" style:parent-style-name="Textbody" style:family="paragraph">
      <style:paragraph-properties fo:text-align="center" fo:margin-bottom="0in"/>
      <style:text-properties style:font-name-complex="Times New Roman" style:font-size-complex="11.5pt"/>
    </style:style>
    <style:style style:name="P216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21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8" style:parent-style-name="Standard" style:family="paragraph">
      <style:paragraph-properties fo:text-align="center"/>
      <style:text-properties style:font-name-complex="Times New Roman"/>
    </style:style>
    <style:style style:name="TableCell21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  <style:text-properties style:font-name-complex="Times New Roman"/>
    </style:style>
    <style:style style:name="TableCell22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-complex="Times New Roman"/>
    </style:style>
    <style:style style:name="P223" style:parent-style-name="Standard" style:family="paragraph">
      <style:paragraph-properties fo:text-align="center"/>
      <style:text-properties style:font-name-complex="Times New Roman"/>
    </style:style>
    <style:style style:name="TableCell224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  <style:text-properties style:font-name-complex="Times New Roman"/>
    </style:style>
    <style:style style:name="TableCell22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  <style:text-properties style:font-name-complex="Times New Roman"/>
    </style:style>
    <style:style style:name="TableCell228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-complex="Times New Roman"/>
    </style:style>
    <style:style style:name="P230" style:parent-style-name="Standard" style:family="paragraph">
      <style:paragraph-properties fo:text-align="center"/>
      <style:text-properties style:font-name-complex="Times New Roman"/>
    </style:style>
    <style:style style:name="TableRow231" style:family="table-row">
      <style:table-row-properties style:min-row-height="1.3673in" style:use-optimal-row-height="false"/>
    </style:style>
    <style:style style:name="TableCell232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  <style:text-properties style:font-name-complex="Times New Roman"/>
    </style:style>
    <style:style style:name="TableCell234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-complex="Times New Roman"/>
    </style:style>
    <style:style style:name="TableCell23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-complex="Times New Roman"/>
    </style:style>
    <style:style style:name="TableCell238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-complex="Times New Roman"/>
    </style:style>
    <style:style style:name="TableCell240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  <style:text-properties style:font-name-complex="Times New Roman"/>
    </style:style>
    <style:style style:name="TableCell242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  <style:text-properties style:font-name-complex="Times New Roman"/>
    </style:style>
    <style:style style:name="TableCell244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-complex="Times New Roman"/>
    </style:style>
    <style:style style:name="TableCell24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  <style:text-properties style:font-name-complex="Times New Roman"/>
    </style:style>
    <style:style style:name="P248" style:parent-style-name="Standard" style:family="paragraph">
      <style:paragraph-properties fo:text-align="center"/>
      <style:text-properties style:font-name-complex="Times New Roman"/>
    </style:style>
    <style:style style:name="TableRow249" style:family="table-row">
      <style:table-row-properties style:min-row-height="1.3673in" style:use-optimal-row-height="false"/>
    </style:style>
    <style:style style:name="TableCell25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  <style:text-properties style:font-name-complex="Times New Roman"/>
    </style:style>
    <style:style style:name="TableCell25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  <style:text-properties style:font-name-complex="Times New Roman"/>
    </style:style>
    <style:style style:name="TableCell25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  <style:text-properties style:font-name-complex="Times New Roman"/>
    </style:style>
    <style:style style:name="TableCell25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-complex="Times New Roman"/>
    </style:style>
    <style:style style:name="TableCell25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-complex="Times New Roman"/>
    </style:style>
    <style:style style:name="TableCell26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-complex="Times New Roman"/>
    </style:style>
    <style:style style:name="TableCell26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-complex="Times New Roman"/>
    </style:style>
    <style:style style:name="TableCell26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  <style:text-properties style:font-name-complex="Times New Roman"/>
    </style:style>
    <style:style style:name="P266" style:parent-style-name="Standard" style:family="paragraph">
      <style:paragraph-properties fo:text-align="center"/>
      <style:text-properties style:font-name-complex="Times New Roman"/>
    </style:style>
    <style:style style:name="TableRow267" style:family="table-row">
      <style:table-row-properties style:min-row-height="1.3673in" style:use-optimal-row-height="false"/>
    </style:style>
    <style:style style:name="TableCell26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6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84" style:family="table-row">
      <style:table-row-properties style:min-row-height="1.3673in" style:use-optimal-row-height="false"/>
    </style:style>
    <style:style style:name="TableCell285" style:family="table-cell">
      <style:table-cell-properties fo:border="0.0069in solid #00000A" fo:background-color="#94BD5E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  <style:text-properties style:font-name-complex="Times New Roman"/>
    </style:style>
    <style:style style:name="TableCell28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88" style:parent-style-name="Default" style:family="paragraph">
      <style:paragraph-properties fo:text-align="center"/>
      <style:text-properties style:font-name="Times New Roman" style:font-name-complex="Times New Roman"/>
    </style:style>
    <style:style style:name="TableCell28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  <style:text-properties style:font-name-complex="Times New Roman"/>
    </style:style>
    <style:style style:name="TableCell29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  <style:text-properties style:font-name-complex="Times New Roman"/>
    </style:style>
    <style:style style:name="TableCell29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  <style:text-properties style:font-name-complex="Times New Roman"/>
    </style:style>
    <style:style style:name="TableCell295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-complex="Times New Roman"/>
    </style:style>
    <style:style style:name="TableCell29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-complex="Times New Roman"/>
    </style:style>
    <style:style style:name="TableCell299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-complex="Times New Roman"/>
    </style:style>
    <style:style style:name="P301" style:parent-style-name="Standard" style:family="paragraph">
      <style:paragraph-properties fo:text-align="center"/>
      <style:text-properties style:font-name-complex="Times New Roman"/>
    </style:style>
    <style:style style:name="TableRow302" style:family="table-row">
      <style:table-row-properties style:min-row-height="1.3673in" style:use-optimal-row-height="false"/>
    </style:style>
    <style:style style:name="TableCell303" style:family="table-cell">
      <style:table-cell-properties fo:border="0.0069in solid #00000A" fo:padding-top="0in" fo:padding-left="0.075in" fo:padding-bottom="0in" fo:padding-right="0.075in"/>
    </style:style>
    <style:style style:name="P304" style:parent-style-name="Standard" style:family="paragraph">
      <style:paragraph-properties fo:text-align="center"/>
      <style:text-properties style:font-name-complex="Times New Roman"/>
    </style:style>
    <style:style style:name="TableCell305" style:family="table-cell">
      <style:table-cell-properties fo:border="0.0069in solid #00000A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style:font-name-complex="Times New Roman"/>
    </style:style>
    <style:style style:name="TableCell307" style:family="table-cell">
      <style:table-cell-properties fo:border="0.0069in solid #00000A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  <style:text-properties style:font-name-complex="Times New Roman"/>
    </style:style>
    <style:style style:name="P309" style:parent-style-name="Standard" style:family="paragraph">
      <style:paragraph-properties fo:text-align="center"/>
      <style:text-properties style:font-name-complex="Times New Roman"/>
    </style:style>
    <style:style style:name="TableCell310" style:family="table-cell">
      <style:table-cell-properties fo:border="0.0069in solid #00000A" fo:padding-top="0in" fo:padding-left="0.075in" fo:padding-bottom="0in" fo:padding-right="0.075in"/>
    </style:style>
    <style:style style:name="P311" style:parent-style-name="Standard" style:family="paragraph">
      <style:paragraph-properties fo:text-align="center"/>
      <style:text-properties style:font-name-complex="Times New Roman"/>
    </style:style>
    <style:style style:name="TableCell312" style:family="table-cell">
      <style:table-cell-properties fo:border="0.0069in solid #00000A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  <style:text-properties style:font-name-complex="Times New Roman"/>
    </style:style>
    <style:style style:name="TableCell314" style:family="table-cell">
      <style:table-cell-properties fo:border="0.0069in solid #00000A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  <style:text-properties style:font-name-complex="Times New Roman"/>
    </style:style>
    <style:style style:name="TableCell316" style:family="table-cell">
      <style:table-cell-properties fo:border="0.0069in solid #00000A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  <style:text-properties style:font-name-complex="Times New Roman"/>
    </style:style>
    <style:style style:name="TableCell318" style:family="table-cell">
      <style:table-cell-properties fo:border="0.0069in solid #00000A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  <style:text-properties style:font-name-complex="Times New Roman"/>
    </style:style>
    <style:style style:name="P320" style:parent-style-name="Standard" style:family="paragraph">
      <style:paragraph-properties fo:text-align="center"/>
      <style:text-properties style:font-name-complex="Times New Roman"/>
    </style:style>
    <style:style style:name="TableRow321" style:family="table-row">
      <style:table-row-properties style:min-row-height="1.3673in" style:use-optimal-row-height="false"/>
    </style:style>
    <style:style style:name="TableCell32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23" style:parent-style-name="Standard" style:family="paragraph">
      <style:paragraph-properties fo:text-align="center"/>
      <style:text-properties style:font-name-complex="Times New Roman"/>
    </style:style>
    <style:style style:name="TableCell32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  <style:text-properties style:font-name-complex="Times New Roman"/>
    </style:style>
    <style:style style:name="TableCell32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  <style:text-properties style:font-name-complex="Times New Roman"/>
    </style:style>
    <style:style style:name="P328" style:parent-style-name="Standard" style:family="paragraph">
      <style:paragraph-properties fo:text-align="center"/>
      <style:text-properties style:font-name-complex="Times New Roman"/>
    </style:style>
    <style:style style:name="TableCell32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30" style:parent-style-name="Standard" style:family="paragraph">
      <style:paragraph-properties fo:text-align="center"/>
      <style:text-properties style:font-name-complex="Times New Roman"/>
    </style:style>
    <style:style style:name="TableCell33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  <style:text-properties style:font-name-complex="Times New Roman"/>
    </style:style>
    <style:style style:name="P333" style:parent-style-name="Standard" style:family="paragraph">
      <style:paragraph-properties fo:text-align="center"/>
      <style:text-properties style:font-name-complex="Times New Roman"/>
    </style:style>
    <style:style style:name="TableCell33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35" style:parent-style-name="Standard" style:family="paragraph">
      <style:paragraph-properties fo:text-align="center"/>
      <style:text-properties style:font-name-complex="Times New Roman"/>
    </style:style>
    <style:style style:name="TableCell33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  <style:text-properties style:font-name-complex="Times New Roman"/>
    </style:style>
    <style:style style:name="TableCell33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  <style:text-properties style:font-name-complex="Times New Roman"/>
    </style:style>
    <style:style style:name="P340" style:parent-style-name="Standard" style:family="paragraph">
      <style:paragraph-properties fo:text-align="center"/>
      <style:text-properties style:font-name-complex="Times New Roman"/>
    </style:style>
    <style:style style:name="TableRow341" style:family="table-row">
      <style:table-row-properties style:min-row-height="1.3673in" style:use-optimal-row-height="false"/>
    </style:style>
    <style:style style:name="TableCell34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58" style:family="table-row">
      <style:table-row-properties style:min-row-height="1.3673in" style:use-optimal-row-height="false"/>
    </style:style>
    <style:style style:name="TableCell35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0" style:parent-style-name="Standard" style:family="paragraph">
      <style:paragraph-properties fo:text-align="center"/>
      <style:text-properties style:font-name-complex="Times New Roman"/>
    </style:style>
    <style:style style:name="TableCell36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  <style:text-properties style:font-name-complex="Times New Roman"/>
    </style:style>
    <style:style style:name="TableCell363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4" style:parent-style-name="Standard" style:family="paragraph">
      <style:paragraph-properties fo:text-align="center"/>
      <style:text-properties style:font-name-complex="Times New Roman"/>
    </style:style>
    <style:style style:name="TableCell365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style:font-name-complex="Times New Roman"/>
    </style:style>
    <style:style style:name="TableCell36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style:font-name-complex="Times New Roman"/>
    </style:style>
    <style:style style:name="TableCell36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  <style:text-properties style:font-name-complex="Times New Roman"/>
    </style:style>
    <style:style style:name="TableCell37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  <style:text-properties style:font-name-complex="Times New Roman"/>
    </style:style>
    <style:style style:name="TableCell373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  <style:text-properties style:font-name-complex="Times New Roman"/>
    </style:style>
    <style:style style:name="P375" style:parent-style-name="Standard" style:family="paragraph">
      <style:paragraph-properties fo:text-align="center"/>
      <style:text-properties style:font-name-complex="Times New Roman"/>
    </style:style>
    <style:style style:name="TableRow376" style:family="table-row">
      <style:table-row-properties style:min-row-height="1.3673in" style:use-optimal-row-height="false"/>
    </style:style>
    <style:style style:name="TableCell37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78" style:parent-style-name="Standard" style:family="paragraph">
      <style:paragraph-properties fo:text-align="center"/>
      <style:text-properties style:font-name-complex="Times New Roman"/>
    </style:style>
    <style:style style:name="TableCell37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0" style:parent-style-name="Standard" style:family="paragraph">
      <style:paragraph-properties fo:text-align="center"/>
      <style:text-properties style:font-name-complex="Times New Roman"/>
    </style:style>
    <style:style style:name="TableCell38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  <style:text-properties style:font-name-complex="Times New Roman"/>
    </style:style>
    <style:style style:name="TableCell38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  <style:text-properties style:font-name-complex="Times New Roman"/>
    </style:style>
    <style:style style:name="TableCell3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  <style:text-properties style:font-name-complex="Times New Roman"/>
    </style:style>
    <style:style style:name="TableCell3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  <style:text-properties style:font-name-complex="Times New Roman"/>
    </style:style>
    <style:style style:name="TableCell3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  <style:text-properties style:font-name-complex="Times New Roman"/>
    </style:style>
    <style:style style:name="TableCell3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2" style:parent-style-name="Standard" style:family="paragraph">
      <style:paragraph-properties fo:text-align="center"/>
      <style:text-properties style:font-name-complex="Times New Roman"/>
    </style:style>
    <style:style style:name="P393" style:parent-style-name="Standard" style:family="paragraph">
      <style:paragraph-properties fo:text-align="center"/>
      <style:text-properties style:font-name-complex="Times New Roman"/>
    </style:style>
    <style:style style:name="TableRow394" style:family="table-row">
      <style:table-row-properties style:min-row-height="1.3673in" style:use-optimal-row-height="false"/>
    </style:style>
    <style:style style:name="TableCell39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9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9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9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11" style:family="table-row">
      <style:table-row-properties style:min-row-height="1.3673in" style:use-optimal-row-height="false"/>
    </style:style>
    <style:style style:name="TableCell412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  <style:text-properties style:font-name-complex="Times New Roman"/>
    </style:style>
    <style:style style:name="TableCell41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5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1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7" style:parent-style-name="Standard" style:family="paragraph">
      <style:paragraph-properties fo:text-align="center"/>
      <style:text-properties style:font-name-complex="Times New Roman"/>
    </style:style>
    <style:style style:name="TableCell41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  <style:text-properties style:font-name-complex="Times New Roman"/>
    </style:style>
    <style:style style:name="TableCell420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  <style:text-properties style:font-name-complex="Times New Roman"/>
    </style:style>
    <style:style style:name="TableCell422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  <style:text-properties style:font-name-complex="Times New Roman"/>
    </style:style>
    <style:style style:name="TableCell42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  <style:text-properties style:font-name-complex="Times New Roman"/>
    </style:style>
    <style:style style:name="TableCell42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  <style:text-properties style:font-name-complex="Times New Roman"/>
    </style:style>
    <style:style style:name="P428" style:parent-style-name="Standard" style:family="paragraph">
      <style:paragraph-properties fo:text-align="center"/>
      <style:text-properties style:font-name-complex="Times New Roman"/>
    </style:style>
    <style:style style:name="TableRow429" style:family="table-row">
      <style:table-row-properties style:min-row-height="1.3673in" style:use-optimal-row-height="false"/>
    </style:style>
    <style:style style:name="TableCell43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1" style:parent-style-name="Standard" style:family="paragraph">
      <style:paragraph-properties fo:text-align="center"/>
      <style:text-properties style:font-name-complex="Times New Roman"/>
    </style:style>
    <style:style style:name="TableCell43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3" style:parent-style-name="Standard" style:family="paragraph">
      <style:paragraph-properties fo:text-align="center"/>
      <style:text-properties style:font-name-complex="Times New Roman"/>
    </style:style>
    <style:style style:name="TableCell43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5" style:parent-style-name="Standard" style:family="paragraph">
      <style:paragraph-properties fo:text-align="center"/>
      <style:text-properties style:font-name-complex="Times New Roman"/>
    </style:style>
    <style:style style:name="TableCell43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7" style:parent-style-name="Standard" style:family="paragraph">
      <style:paragraph-properties fo:text-align="center"/>
      <style:text-properties style:font-name-complex="Times New Roman"/>
    </style:style>
    <style:style style:name="TableCell43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  <style:text-properties style:font-name-complex="Times New Roman"/>
    </style:style>
    <style:style style:name="TableCell44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  <style:text-properties style:font-name-complex="Times New Roman"/>
    </style:style>
    <style:style style:name="TableCell44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  <style:text-properties style:font-name-complex="Times New Roman"/>
    </style:style>
    <style:style style:name="TableCell44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  <style:text-properties style:font-name-complex="Times New Roman"/>
    </style:style>
    <style:style style:name="P446" style:parent-style-name="Standard" style:family="paragraph">
      <style:paragraph-properties fo:text-align="center"/>
      <style:text-properties style:font-name-complex="Times New Roman"/>
    </style:style>
    <style:style style:name="TableRow447" style:family="table-row">
      <style:table-row-properties style:min-row-height="1.3673in" style:use-optimal-row-height="false"/>
    </style:style>
    <style:style style:name="TableCell44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4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64" style:family="table-row">
      <style:table-row-properties style:min-row-height="1.3673in" style:use-optimal-row-height="false"/>
    </style:style>
    <style:style style:name="TableCell465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  <style:text-properties style:font-name-complex="Times New Roman"/>
    </style:style>
    <style:style style:name="TableCell46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68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6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0" style:parent-style-name="Standard" style:family="paragraph">
      <style:paragraph-properties fo:text-align="center"/>
      <style:text-properties style:font-name-complex="Times New Roman"/>
    </style:style>
    <style:style style:name="TableCell47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2" style:parent-style-name="Standard" style:family="paragraph">
      <style:paragraph-properties fo:text-align="center"/>
      <style:text-properties style:font-name-complex="Times New Roman"/>
    </style:style>
    <style:style style:name="TableCell473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4" style:parent-style-name="Standard" style:family="paragraph">
      <style:paragraph-properties fo:text-align="center"/>
      <style:text-properties style:font-name-complex="Times New Roman"/>
    </style:style>
    <style:style style:name="TableCell475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  <style:text-properties style:font-name-complex="Times New Roman"/>
    </style:style>
    <style:style style:name="TableCell47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  <style:text-properties style:font-name-complex="Times New Roman"/>
    </style:style>
    <style:style style:name="TableCell47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  <style:text-properties style:font-name-complex="Times New Roman"/>
    </style:style>
    <style:style style:name="P481" style:parent-style-name="Standard" style:family="paragraph">
      <style:paragraph-properties fo:text-align="center"/>
      <style:text-properties style:font-name-complex="Times New Roman"/>
    </style:style>
    <style:style style:name="TableRow482" style:family="table-row">
      <style:table-row-properties style:min-row-height="1.3673in" style:use-optimal-row-height="false"/>
    </style:style>
    <style:style style:name="TableCell48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4" style:parent-style-name="Standard" style:family="paragraph">
      <style:paragraph-properties fo:text-align="center"/>
      <style:text-properties style:font-name-complex="Times New Roman"/>
    </style:style>
    <style:style style:name="TableCell4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6" style:parent-style-name="Standard" style:family="paragraph">
      <style:paragraph-properties fo:text-align="center"/>
      <style:text-properties style:font-name-complex="Times New Roman"/>
    </style:style>
    <style:style style:name="TableCell4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8" style:parent-style-name="Standard" style:family="paragraph">
      <style:paragraph-properties fo:text-align="center"/>
      <style:text-properties style:font-name-complex="Times New Roman"/>
    </style:style>
    <style:style style:name="TableCell4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  <style:text-properties style:font-name-complex="Times New Roman"/>
    </style:style>
    <style:style style:name="TableCell4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  <style:text-properties style:font-name-complex="Times New Roman"/>
    </style:style>
    <style:style style:name="P493" style:parent-style-name="Standard" style:family="paragraph">
      <style:paragraph-properties fo:text-align="center"/>
      <style:text-properties style:font-name-complex="Times New Roman"/>
    </style:style>
    <style:style style:name="TableCell49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5" style:parent-style-name="Standard" style:family="paragraph">
      <style:paragraph-properties fo:text-align="center"/>
      <style:text-properties style:font-name-complex="Times New Roman"/>
    </style:style>
    <style:style style:name="TableCell49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7" style:parent-style-name="Standard" style:family="paragraph">
      <style:paragraph-properties fo:text-align="center"/>
      <style:text-properties style:font-name-complex="Times New Roman"/>
    </style:style>
    <style:style style:name="TableCell49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  <style:text-properties style:font-name-complex="Times New Roman"/>
    </style:style>
    <style:style style:name="P500" style:parent-style-name="Standard" style:family="paragraph">
      <style:paragraph-properties fo:text-align="center"/>
      <style:text-properties style:font-name-complex="Times New Roman"/>
    </style:style>
    <style:style style:name="TableRow501" style:family="table-row">
      <style:table-row-properties style:min-row-height="1.3673in" style:use-optimal-row-height="false"/>
    </style:style>
    <style:style style:name="TableCell50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518" style:family="table-row">
      <style:table-row-properties style:min-row-height="1.3673in" style:use-optimal-row-height="false"/>
    </style:style>
    <style:style style:name="TableCell519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0" style:parent-style-name="Standard" style:family="paragraph">
      <style:paragraph-properties fo:text-align="center"/>
      <style:text-properties style:font-name-complex="Times New Roman"/>
    </style:style>
    <style:style style:name="TableCell521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style:font-name-complex="Times New Roman"/>
    </style:style>
    <style:style style:name="TableCell52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  <style:text-properties style:font-name-complex="Times New Roman"/>
    </style:style>
    <style:style style:name="TableCell525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6" style:parent-style-name="Standard" style:family="paragraph">
      <style:paragraph-properties fo:text-align="center"/>
      <style:text-properties style:font-name-complex="Times New Roman"/>
    </style:style>
    <style:style style:name="TableCell527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8" style:parent-style-name="Standard" style:family="paragraph">
      <style:paragraph-properties fo:text-align="center"/>
      <style:text-properties style:font-name-complex="Times New Roman"/>
    </style:style>
    <style:style style:name="TableCell529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0" style:parent-style-name="Standard" style:family="paragraph">
      <style:paragraph-properties fo:text-align="center"/>
      <style:text-properties style:font-name-complex="Times New Roman"/>
    </style:style>
    <style:style style:name="TableCell531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  <style:text-properties style:font-name-complex="Times New Roman"/>
    </style:style>
    <style:style style:name="TableCell53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  <style:text-properties style:font-name-complex="Times New Roman"/>
    </style:style>
    <style:style style:name="P535" style:parent-style-name="Standard" style:family="paragraph">
      <style:paragraph-properties fo:text-align="center"/>
      <style:text-properties style:font-name-complex="Times New Roman"/>
    </style:style>
    <style:style style:name="TableRow536" style:family="table-row">
      <style:table-row-properties style:min-row-height="1.3673in" style:use-optimal-row-height="false"/>
    </style:style>
    <style:style style:name="TableCell53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38" style:parent-style-name="Standard" style:family="paragraph">
      <style:paragraph-properties fo:text-align="center"/>
      <style:text-properties style:font-name-complex="Times New Roman"/>
    </style:style>
    <style:style style:name="TableCell53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0" style:parent-style-name="Standard" style:family="paragraph">
      <style:paragraph-properties fo:text-align="center"/>
      <style:text-properties style:font-name-complex="Times New Roman"/>
    </style:style>
    <style:style style:name="TableCell54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2" style:parent-style-name="Standard" style:family="paragraph">
      <style:paragraph-properties fo:text-align="center"/>
      <style:text-properties style:font-name-complex="Times New Roman"/>
    </style:style>
    <style:style style:name="TableCell54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  <style:text-properties style:font-name-complex="Times New Roman"/>
    </style:style>
    <style:style style:name="TableCell54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  <style:text-properties style:font-name-complex="Times New Roman"/>
    </style:style>
    <style:style style:name="P547" style:parent-style-name="Standard" style:family="paragraph">
      <style:paragraph-properties fo:text-align="center"/>
      <style:text-properties style:font-name-complex="Times New Roman"/>
    </style:style>
    <style:style style:name="TableCell54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  <style:text-properties style:font-name-complex="Times New Roman"/>
    </style:style>
    <style:style style:name="TableCell55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</style:style>
    <style:style style:name="T552" style:parent-style-name="Standardskriftforavsnitt" style:family="text">
      <style:text-properties style:font-name-asian="Cambria" style:font-name-complex="Times New Roman"/>
    </style:style>
    <style:style style:name="T553" style:parent-style-name="Standardskriftforavsnitt" style:family="text">
      <style:text-properties style:font-name-asian="Cambria" style:font-name-complex="Times New Roman" fo:letter-spacing="0.0006in"/>
    </style:style>
    <style:style style:name="T554" style:parent-style-name="Standardskriftforavsnitt" style:family="text">
      <style:text-properties style:font-name-asian="Cambria" style:font-name-complex="Times New Roman" fo:letter-spacing="-0.0006in"/>
    </style:style>
    <style:style style:name="T555" style:parent-style-name="Standardskriftforavsnitt" style:family="text">
      <style:text-properties style:font-name-asian="Cambria" style:font-name-complex="Times New Roman"/>
    </style:style>
    <style:style style:name="T556" style:parent-style-name="Standardskriftforavsnitt" style:family="text">
      <style:text-properties style:font-name-asian="Cambria" style:font-name-complex="Times New Roman" fo:letter-spacing="-0.0006in"/>
    </style:style>
    <style:style style:name="T557" style:parent-style-name="Standardskriftforavsnitt" style:family="text">
      <style:text-properties style:font-name-asian="Cambria" style:font-name-complex="Times New Roman"/>
    </style:style>
    <style:style style:name="T558" style:parent-style-name="Standardskriftforavsnitt" style:family="text">
      <style:text-properties style:font-name-asian="Cambria" style:font-name-complex="Times New Roman" fo:letter-spacing="0.0006in"/>
    </style:style>
    <style:style style:name="T559" style:parent-style-name="Standardskriftforavsnitt" style:family="text">
      <style:text-properties style:font-name-asian="Cambria" style:font-name-complex="Times New Roman" fo:letter-spacing="-0.0006in"/>
    </style:style>
    <style:style style:name="T560" style:parent-style-name="Standardskriftforavsnitt" style:family="text">
      <style:text-properties style:font-name-asian="Cambria" style:font-name-complex="Times New Roman"/>
    </style:style>
    <style:style style:name="T561" style:parent-style-name="Standardskriftforavsnitt" style:family="text">
      <style:text-properties style:font-name-asian="Cambria" style:font-name-complex="Times New Roman" fo:letter-spacing="-0.0006in"/>
    </style:style>
    <style:style style:name="T562" style:parent-style-name="Standardskriftforavsnitt" style:family="text">
      <style:text-properties style:font-name-asian="Cambria" style:font-name-complex="Times New Roman"/>
    </style:style>
    <style:style style:name="T563" style:parent-style-name="Standardskriftforavsnitt" style:family="text">
      <style:text-properties style:font-name-asian="Cambria" style:font-name-complex="Times New Roman" fo:letter-spacing="0.0006in"/>
    </style:style>
    <style:style style:name="T564" style:parent-style-name="Standardskriftforavsnitt" style:family="text">
      <style:text-properties style:font-name-asian="Cambria" style:font-name-complex="Times New Roman"/>
    </style:style>
    <style:style style:name="T565" style:parent-style-name="Standardskriftforavsnitt" style:family="text">
      <style:text-properties style:font-name-asian="Cambria" style:font-name-complex="Times New Roman" fo:letter-spacing="-0.0006in"/>
    </style:style>
    <style:style style:name="T566" style:parent-style-name="Standardskriftforavsnitt" style:family="text">
      <style:text-properties style:font-name-asian="Cambria" style:font-name-complex="Times New Roman"/>
    </style:style>
    <style:style style:name="T567" style:parent-style-name="Standardskriftforavsnitt" style:family="text">
      <style:text-properties style:font-name-asian="Cambria" style:font-name-complex="Times New Roman" fo:letter-spacing="-0.0006in"/>
    </style:style>
    <style:style style:name="T568" style:parent-style-name="Standardskriftforavsnitt" style:family="text">
      <style:text-properties style:font-name-asian="Cambria" style:font-name-complex="Times New Roman"/>
    </style:style>
    <style:style style:name="T569" style:parent-style-name="Standardskriftforavsnitt" style:family="text">
      <style:text-properties style:font-name-asian="Cambria" style:font-name-complex="Times New Roman" fo:letter-spacing="0.0006in"/>
    </style:style>
    <style:style style:name="T570" style:parent-style-name="Standardskriftforavsnitt" style:family="text">
      <style:text-properties style:font-name-asian="Cambria" style:font-name-complex="Times New Roman"/>
    </style:style>
    <style:style style:name="T571" style:parent-style-name="Standardskriftforavsnitt" style:family="text">
      <style:text-properties style:font-name-asian="Cambria" style:font-name-complex="Times New Roman" fo:letter-spacing="0.0006in"/>
    </style:style>
    <style:style style:name="T572" style:parent-style-name="Standardskriftforavsnitt" style:family="text">
      <style:text-properties style:font-name-asian="Cambria" style:font-name-complex="Times New Roman" fo:letter-spacing="-0.0006in"/>
    </style:style>
    <style:style style:name="T573" style:parent-style-name="Standardskriftforavsnitt" style:family="text">
      <style:text-properties style:font-name-asian="Cambria" style:font-name-complex="Times New Roman"/>
    </style:style>
    <style:style style:name="T574" style:parent-style-name="Standardskriftforavsnitt" style:family="text">
      <style:text-properties style:font-name-asian="Cambria" style:font-name-complex="Times New Roman" fo:letter-spacing="0.0006in"/>
    </style:style>
    <style:style style:name="T575" style:parent-style-name="Standardskriftforavsnitt" style:family="text">
      <style:text-properties style:font-name-asian="Cambria" style:font-name-complex="Times New Roman"/>
    </style:style>
    <style:style style:name="T576" style:parent-style-name="Standardskriftforavsnitt" style:family="text">
      <style:text-properties style:font-name-asian="Cambria" style:font-name-complex="Times New Roman" fo:letter-spacing="-0.0006in"/>
    </style:style>
    <style:style style:name="T577" style:parent-style-name="Standardskriftforavsnitt" style:family="text">
      <style:text-properties style:font-name-asian="Cambria" style:font-name-complex="Times New Roman"/>
    </style:style>
    <style:style style:name="T578" style:parent-style-name="Standardskriftforavsnitt" style:family="text">
      <style:text-properties style:font-name-asian="Cambria" style:font-name-complex="Times New Roman" fo:letter-spacing="-0.0006in"/>
    </style:style>
    <style:style style:name="T579" style:parent-style-name="Standardskriftforavsnitt" style:family="text">
      <style:text-properties style:font-name-asian="Cambria" style:font-name-complex="Times New Roman" fo:letter-spacing="0.002in"/>
    </style:style>
    <style:style style:name="T580" style:parent-style-name="Standardskriftforavsnitt" style:family="text">
      <style:text-properties style:font-name-asian="Cambria" style:font-name-complex="Times New Roman" fo:letter-spacing="-0.0006in"/>
    </style:style>
    <style:style style:name="T581" style:parent-style-name="Standardskriftforavsnitt" style:family="text">
      <style:text-properties style:font-name-asian="Cambria" style:font-name-complex="Times New Roman"/>
    </style:style>
    <style:style style:name="T582" style:parent-style-name="Standardskriftforavsnitt" style:family="text">
      <style:text-properties style:font-name-asian="Cambria" style:font-name-complex="Times New Roman" fo:letter-spacing="-0.0006in"/>
    </style:style>
    <style:style style:name="T583" style:parent-style-name="Standardskriftforavsnitt" style:family="text">
      <style:text-properties style:font-name-asian="Cambria" style:font-name-complex="Times New Roman"/>
    </style:style>
    <style:style style:name="T584" style:parent-style-name="Standardskriftforavsnitt" style:family="text">
      <style:text-properties style:font-name-asian="Cambria" style:font-name-complex="Times New Roman" fo:letter-spacing="0.0006in"/>
    </style:style>
    <style:style style:name="T585" style:parent-style-name="Standardskriftforavsnitt" style:family="text">
      <style:text-properties style:font-name-asian="Cambria" style:font-name-complex="Times New Roman"/>
    </style:style>
    <style:style style:name="T586" style:parent-style-name="Standardskriftforavsnitt" style:family="text">
      <style:text-properties style:font-name-asian="Cambria" style:font-name-complex="Times New Roman" fo:letter-spacing="0.0006in"/>
    </style:style>
    <style:style style:name="T587" style:parent-style-name="Standardskriftforavsnitt" style:family="text">
      <style:text-properties style:font-name-asian="Cambria" style:font-name-complex="Times New Roman" fo:letter-spacing="-0.0006in"/>
    </style:style>
    <style:style style:name="T588" style:parent-style-name="Standardskriftforavsnitt" style:family="text">
      <style:text-properties style:font-name-asian="Cambria" style:font-name-complex="Times New Roman"/>
    </style:style>
    <style:style style:name="T589" style:parent-style-name="Standardskriftforavsnitt" style:family="text">
      <style:text-properties style:font-name-asian="Cambria" style:font-name-complex="Times New Roman" fo:letter-spacing="0.0006in"/>
    </style:style>
    <style:style style:name="T590" style:parent-style-name="Standardskriftforavsnitt" style:family="text">
      <style:text-properties style:font-name-asian="Cambria" style:font-name-complex="Times New Roman"/>
    </style:style>
    <style:style style:name="TableCell5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92" style:parent-style-name="Standard" style:family="paragraph">
      <style:paragraph-properties fo:text-align="center"/>
      <style:text-properties style:font-name-complex="Times New Roman"/>
    </style:style>
    <style:style style:name="P593" style:parent-style-name="Standard" style:family="paragraph">
      <style:paragraph-properties fo:text-align="center"/>
      <style:text-properties style:font-name-complex="Times New Roman"/>
    </style:style>
    <style:style style:name="TableRow594" style:family="table-row">
      <style:table-row-properties style:min-row-height="1.3673in" style:use-optimal-row-height="false"/>
    </style:style>
    <style:style style:name="TableCell59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9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9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9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9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1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611" style:family="table-row">
      <style:table-row-properties style:min-row-height="1.3673in" style:use-optimal-row-height="false"/>
    </style:style>
    <style:style style:name="TableCell612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613" style:parent-style-name="Standard" style:family="paragraph">
      <style:paragraph-properties fo:text-align="center"/>
      <style:text-properties style:font-name-complex="Times New Roman"/>
    </style:style>
    <style:style style:name="TableCell614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  <style:text-properties style:font-name-complex="Times New Roman"/>
    </style:style>
    <style:style style:name="TableCell616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617" style:parent-style-name="Standard" style:family="paragraph">
      <style:paragraph-properties fo:text-align="center"/>
      <style:text-properties style:font-name-complex="Times New Roman"/>
    </style:style>
    <style:style style:name="TableCell618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619" style:parent-style-name="Standard" style:family="paragraph">
      <style:paragraph-properties fo:text-align="center"/>
      <style:text-properties style:font-name-complex="Times New Roman"/>
    </style:style>
    <style:style style:name="TableCell620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621" style:parent-style-name="Standard" style:family="paragraph">
      <style:paragraph-properties fo:text-align="center"/>
      <style:text-properties style:font-name-complex="Times New Roman"/>
    </style:style>
    <style:style style:name="TableCell622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623" style:parent-style-name="Standard" style:family="paragraph">
      <style:paragraph-properties fo:text-align="center"/>
      <style:text-properties style:font-name-complex="Times New Roman"/>
    </style:style>
    <style:style style:name="TableCell624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625" style:parent-style-name="Standard" style:family="paragraph">
      <style:paragraph-properties fo:text-align="center"/>
      <style:text-properties style:font-name-complex="Times New Roman"/>
    </style:style>
    <style:style style:name="TableCell626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627" style:parent-style-name="Standard" style:family="paragraph">
      <style:paragraph-properties fo:text-align="center"/>
      <style:text-properties style:font-name-complex="Times New Roman"/>
    </style:style>
    <style:style style:name="P628" style:parent-style-name="Standard" style:family="paragraph">
      <style:paragraph-properties fo:text-align="center"/>
      <style:text-properties style:font-name-complex="Times New Roman"/>
    </style:style>
    <style:style style:name="TableRow629" style:family="table-row">
      <style:table-row-properties style:min-row-height="1.3673in" style:use-optimal-row-height="false"/>
    </style:style>
    <style:style style:name="TableCell63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3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3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3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3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3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4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4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45" style:parent-style-name="Standard" style:family="paragraph">
      <style:paragraph-properties fo:text-align="center" fo:background-color="#FFFFFF"/>
      <style:text-properties style:font-name-complex="Times New Roman"/>
    </style:style>
    <style:style style:name="P646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47" style:family="table-row">
      <style:table-row-properties style:min-row-height="1.3673in" style:use-optimal-row-height="false"/>
    </style:style>
    <style:style style:name="TableCell64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4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3" style:parent-style-name="Standard" style:family="paragraph">
      <style:paragraph-properties fo:text-align="center" fo:background-color="#FFFFFF"/>
      <style:text-properties style:font-name-complex="Times New Roman"/>
    </style:style>
    <style:style style:name="P664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65" style:family="table-row">
      <style:table-row-properties style:min-row-height="1.3673in" style:use-optimal-row-height="false"/>
    </style:style>
    <style:style style:name="TableCell666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6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8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6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0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2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4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6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8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80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1" style:parent-style-name="Standard" style:family="paragraph">
      <style:paragraph-properties fo:text-align="center" fo:background-color="#FFFFFF"/>
      <style:text-properties style:font-name-complex="Times New Roman"/>
    </style:style>
    <style:style style:name="P682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83" style:family="table-row">
      <style:table-row-properties style:min-row-height="1.3673in" style:use-optimal-row-height="false"/>
    </style:style>
    <style:style style:name="TableCell68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8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8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8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00" style:family="table-row">
      <style:table-row-properties style:min-row-height="1.3673in" style:use-optimal-row-height="false"/>
    </style:style>
    <style:style style:name="TableCell70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2" style:parent-style-name="Standard" style:family="paragraph">
      <style:paragraph-properties fo:text-align="center"/>
      <style:text-properties style:font-name-complex="Times New Roman"/>
    </style:style>
    <style:style style:name="TableCell70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4" style:parent-style-name="Standard" style:family="paragraph">
      <style:paragraph-properties fo:text-align="center"/>
      <style:text-properties style:font-name-complex="Times New Roman"/>
    </style:style>
    <style:style style:name="TableCell70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6" style:parent-style-name="Standard" style:family="paragraph">
      <style:paragraph-properties fo:text-align="center"/>
      <style:text-properties style:font-name-complex="Times New Roman"/>
    </style:style>
    <style:style style:name="TableCell70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8" style:parent-style-name="Standard" style:family="paragraph">
      <style:paragraph-properties fo:text-align="center"/>
      <style:text-properties style:font-name-complex="Times New Roman"/>
    </style:style>
    <style:style style:name="TableCell70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0" style:parent-style-name="Standard" style:family="paragraph">
      <style:paragraph-properties fo:text-align="center"/>
      <style:text-properties style:font-name-complex="Times New Roman"/>
    </style:style>
    <style:style style:name="TableCell71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2" style:parent-style-name="Standard" style:family="paragraph">
      <style:paragraph-properties fo:text-align="center"/>
      <style:text-properties style:font-name-complex="Times New Roman"/>
    </style:style>
    <style:style style:name="TableCell71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4" style:parent-style-name="Standard" style:family="paragraph">
      <style:paragraph-properties fo:text-align="center"/>
      <style:text-properties style:font-name-complex="Times New Roman"/>
    </style:style>
    <style:style style:name="TableCell71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6" style:parent-style-name="Standard" style:family="paragraph">
      <style:paragraph-properties fo:text-align="center"/>
      <style:text-properties style:font-name-complex="Times New Roman"/>
    </style:style>
    <style:style style:name="TableRow717" style:family="table-row">
      <style:table-row-properties style:min-row-height="1.3673in" style:use-optimal-row-height="false"/>
    </style:style>
    <style:style style:name="TableCell718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19" style:parent-style-name="Standard" style:family="paragraph">
      <style:paragraph-properties fo:text-align="center"/>
      <style:text-properties style:font-name-complex="Times New Roman"/>
    </style:style>
    <style:style style:name="TableCell720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  <style:text-properties style:font-name-complex="Times New Roman"/>
    </style:style>
    <style:style style:name="TableCell722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3" style:parent-style-name="Standard" style:family="paragraph">
      <style:paragraph-properties fo:text-align="center"/>
      <style:text-properties style:font-name-complex="Times New Roman"/>
    </style:style>
    <style:style style:name="TableCell724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5" style:parent-style-name="Standard" style:family="paragraph">
      <style:paragraph-properties fo:text-align="center"/>
      <style:text-properties style:font-name-complex="Times New Roman"/>
    </style:style>
    <style:style style:name="TableCell726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7" style:parent-style-name="Standard" style:family="paragraph">
      <style:paragraph-properties fo:text-align="center"/>
      <style:text-properties style:font-name-complex="Times New Roman"/>
    </style:style>
    <style:style style:name="TableCell728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9" style:parent-style-name="Standard" style:family="paragraph">
      <style:paragraph-properties fo:text-align="center"/>
      <style:text-properties style:font-name-complex="Times New Roman"/>
    </style:style>
    <style:style style:name="TableCell730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1" style:parent-style-name="Standard" style:family="paragraph">
      <style:paragraph-properties fo:text-align="center"/>
      <style:text-properties style:font-name-complex="Times New Roman"/>
    </style:style>
    <style:style style:name="TableCell732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3" style:parent-style-name="Standard" style:family="paragraph">
      <style:paragraph-properties fo:text-align="center"/>
      <style:text-properties style:font-name-complex="Times New Roman"/>
    </style:style>
    <style:style style:name="TableRow734" style:family="table-row">
      <style:table-row-properties style:min-row-height="1.3673in" style:use-optimal-row-height="false"/>
    </style:style>
    <style:style style:name="TableCell73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3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3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3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3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5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51" style:family="table-row">
      <style:table-row-properties style:min-row-height="1.3673in" style:use-optimal-row-height="false"/>
    </style:style>
    <style:style style:name="TableCell75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3" style:parent-style-name="Standard" style:family="paragraph">
      <style:paragraph-properties fo:text-align="center"/>
      <style:text-properties style:font-name-complex="Times New Roman"/>
    </style:style>
    <style:style style:name="TableCell75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5" style:parent-style-name="Standard" style:family="paragraph">
      <style:paragraph-properties fo:text-align="center"/>
      <style:text-properties style:font-name-complex="Times New Roman"/>
    </style:style>
    <style:style style:name="TableCell75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  <style:text-properties style:font-name-complex="Times New Roman"/>
    </style:style>
    <style:style style:name="TableCell75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  <style:text-properties style:font-name-complex="Times New Roman"/>
    </style:style>
    <style:style style:name="TableCell76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1" style:parent-style-name="Standard" style:family="paragraph">
      <style:paragraph-properties fo:text-align="center"/>
      <style:text-properties style:font-name-complex="Times New Roman"/>
    </style:style>
    <style:style style:name="TableCell76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3" style:parent-style-name="Standard" style:family="paragraph">
      <style:paragraph-properties fo:text-align="center"/>
      <style:text-properties style:font-name-complex="Times New Roman"/>
    </style:style>
    <style:style style:name="TableCell76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5" style:parent-style-name="Standard" style:family="paragraph">
      <style:paragraph-properties fo:text-align="center"/>
      <style:text-properties style:font-name-complex="Times New Roman"/>
    </style:style>
    <style:style style:name="TableCell76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7" style:parent-style-name="Standard" style:family="paragraph">
      <style:paragraph-properties fo:text-align="center"/>
      <style:text-properties style:font-name-complex="Times New Roman"/>
    </style:style>
    <style:style style:name="TableRow768" style:family="table-row">
      <style:table-row-properties style:min-row-height="1.3673in" style:use-optimal-row-height="false"/>
    </style:style>
    <style:style style:name="TableCell76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85" style:family="table-row">
      <style:table-row-properties style:min-row-height="1.3673in" style:use-optimal-row-height="false"/>
    </style:style>
    <style:style style:name="TableCell78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87" style:parent-style-name="Standard" style:family="paragraph">
      <style:paragraph-properties fo:text-align="center"/>
      <style:text-properties style:font-name-complex="Times New Roman"/>
    </style:style>
    <style:style style:name="TableCell78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89" style:parent-style-name="Standard" style:family="paragraph">
      <style:paragraph-properties fo:text-align="center"/>
      <style:text-properties style:font-name-complex="Times New Roman"/>
    </style:style>
    <style:style style:name="TableCell79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1" style:parent-style-name="Standard" style:family="paragraph">
      <style:paragraph-properties fo:text-align="center"/>
      <style:text-properties style:font-name-complex="Times New Roman"/>
    </style:style>
    <style:style style:name="TableCell79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3" style:parent-style-name="Standard" style:family="paragraph">
      <style:paragraph-properties fo:text-align="center"/>
      <style:text-properties style:font-name-complex="Times New Roman"/>
    </style:style>
    <style:style style:name="TableCell79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5" style:parent-style-name="Standard" style:family="paragraph">
      <style:paragraph-properties fo:text-align="center"/>
      <style:text-properties style:font-name-complex="Times New Roman"/>
    </style:style>
    <style:style style:name="TableCell79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  <style:text-properties style:font-name-complex="Times New Roman"/>
    </style:style>
    <style:style style:name="TableCell79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9" style:parent-style-name="Standard" style:family="paragraph">
      <style:paragraph-properties fo:text-align="center"/>
      <style:text-properties style:font-name-complex="Times New Roman"/>
    </style:style>
    <style:style style:name="TableCell80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801" style:parent-style-name="Standard" style:family="paragraph">
      <style:paragraph-properties fo:text-align="center"/>
      <style:text-properties style:font-name-complex="Times New Roman"/>
    </style:style>
    <style:style style:name="P802" style:parent-style-name="Standard" style:family="paragraph">
      <style:paragraph-properties fo:background-color="#FFFFFF"/>
      <style:text-properties style:font-name-complex="Times New Roman"/>
    </style:style>
  </office:automatic-styles>
  <office:body>
    <office:text text:use-soft-page-breaks="true">
      <text:p text:style-name="P1">Sprint 4 backlog - Start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tory headline</text:p>
          </table:table-cell>
          <table:table-cell table:style-name="TableCell17">
            <text:p text:style-name="P18">Brukt tid</text:p>
          </table:table-cell>
          <table:table-cell table:style-name="TableCell19">
            <text:p text:style-name="P20">Estimert tid</text:p>
          </table:table-cell>
          <table:table-cell table:style-name="TableCell21">
            <text:p text:style-name="P22">Gjenstående tid</text:p>
          </table:table-cell>
          <table:table-cell table:style-name="TableCell23">
            <text:p text:style-name="P24">Ansvar</text:p>
          </table:table-cell>
          <table:table-cell table:style-name="TableCell25">
            <text:p text:style-name="P26">Status</text:p>
          </table:table-cell>
          <table:table-cell table:style-name="TableCell27">
            <text:p text:style-name="P28">Kommentar</text:p>
          </table:table-cell>
          <table:table-cell table:style-name="TableCell29">
            <text:p text:style-name="P30">Id</text:p>
          </table:table-cell>
        </table:table-row>
        <table:table-row table:style-name="TableRow31">
          <table:table-cell table:style-name="TableCell32">
            <text:p text:style-name="P33">Administrere timer</text:p>
          </table:table-cell>
          <table:table-cell table:style-name="TableCell34">
            <text:p text:style-name="P35"/>
          </table:table-cell>
          <table:table-cell table:style-name="TableCell36">
            <text:p text:style-name="P37">40</text:p>
          </table:table-cell>
          <table:table-cell table:style-name="TableCell38">
            <text:p text:style-name="P39">40</text:p>
          </table:table-cell>
          <table:table-cell table:style-name="TableCell40">
            <text:p text:style-name="P41">Thomas og Thea</text:p>
          </table:table-cell>
          <table:table-cell table:style-name="TableCell42">
            <text:p text:style-name="P43">Ikke startet</text:p>
          </table:table-cell>
          <table:table-cell table:style-name="TableCell44">
            <text:p text:style-name="P45">Timer skal kunne<text:s/>registreres og settes til «pause».</text:p>
          </table:table-cell>
          <table:table-cell table:style-name="TableCell46">
            <text:p text:style-name="P47">15.0</text:p>
            <text:p text:style-name="P48"/>
          </table:table-cell>
        </table:table-row>
        <table:table-row table:style-name="TableRow49">
          <table:table-cell table:style-name="TableCell50">
            <text:p text:style-name="P51">Registrere timer</text:p>
          </table:table-cell>
          <table:table-cell table:style-name="TableCell52">
            <text:p text:style-name="P53"/>
          </table:table-cell>
          <table:table-cell table:style-name="TableCell54">
            <text:p text:style-name="P55">20</text:p>
          </table:table-cell>
          <table:table-cell table:style-name="TableCell56">
            <text:p text:style-name="P57"/>
          </table:table-cell>
          <table:table-cell table:style-name="TableCell58">
            <text:p text:style-name="P59">Thomas og Thea</text:p>
          </table:table-cell>
          <table:table-cell table:style-name="TableCell60">
            <text:p text:style-name="P61">Ikke startet</text:p>
          </table:table-cell>
          <table:table-cell table:style-name="TableCell62">
            <text:p text:style-name="P63"/>
          </table:table-cell>
          <table:table-cell table:style-name="TableCell64">
            <text:p text:style-name="P65">15.1</text:p>
            <text:p text:style-name="P66"/>
          </table:table-cell>
        </table:table-row>
        <table:table-row table:style-name="TableRow67">
          <table:table-cell table:style-name="TableCell68">
            <text:p text:style-name="P69">Redigere timer</text:p>
          </table:table-cell>
          <table:table-cell table:style-name="TableCell70">
            <text:p text:style-name="P71"/>
          </table:table-cell>
          <table:table-cell table:style-name="TableCell72">
            <text:p text:style-name="P73">20</text:p>
          </table:table-cell>
          <table:table-cell table:style-name="TableCell74">
            <text:p text:style-name="P75"/>
          </table:table-cell>
          <table:table-cell table:style-name="TableCell76">
            <text:p text:style-name="P77">Thomas og Thea</text:p>
          </table:table-cell>
          <table:table-cell table:style-name="TableCell78">
            <text:p text:style-name="P79">Ikke startet</text:p>
          </table:table-cell>
          <table:table-cell table:style-name="TableCell80">
            <text:p text:style-name="P81"/>
          </table:table-cell>
          <table:table-cell table:style-name="TableCell82">
            <text:p text:style-name="P83">15.2</text:p>
            <text:p text:style-name="P84"/>
          </table:table-cell>
        </table:table-row>
        <table:table-row table:style-name="TableRow85">
          <table:table-cell table:style-name="TableCell86">
            <text:p text:style-name="P87">Story headline</text:p>
          </table:table-cell>
          <table:table-cell table:style-name="TableCell88">
            <text:p text:style-name="P89">Brukt tid</text:p>
          </table:table-cell>
          <table:table-cell table:style-name="TableCell90">
            <text:p text:style-name="P91">Estimert tid</text:p>
          </table:table-cell>
          <table:table-cell table:style-name="TableCell92">
            <text:p text:style-name="P93">Gjenstående tid</text:p>
          </table:table-cell>
          <table:table-cell table:style-name="TableCell94">
            <text:p text:style-name="P95">Ansvar</text:p>
          </table:table-cell>
          <table:table-cell table:style-name="TableCell96">
            <text:p text:style-name="P97">Status</text:p>
          </table:table-cell>
          <table:table-cell table:style-name="TableCell98">
            <text:p text:style-name="P99">Kommentar</text:p>
          </table:table-cell>
          <table:table-cell table:style-name="TableCell100">
            <text:p text:style-name="P101">Id</text:p>
          </table:table-cell>
        </table:table-row>
        <table:table-row table:style-name="TableRow102">
          <table:table-cell table:style-name="TableCell103">
            <text:p text:style-name="P104">Administrere<text:s/>grupper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15</text:p>
          </table:table-cell>
          <table:table-cell table:style-name="TableCell109">
            <text:p text:style-name="P110">15</text:p>
          </table:table-cell>
          <table:table-cell table:style-name="TableCell111">
            <text:p text:style-name="P112">Martin</text:p>
          </table:table-cell>
          <table:table-cell table:style-name="TableCell113">
            <text:p text:style-name="P114">Ikke startet</text:p>
          </table:table-cell>
          <table:table-cell table:style-name="TableCell115">
            <text:p text:style-name="P116">Grupper vil egentlig si hvilken type bruker man er. Administrator, vanlig bruker, prosjektansvarlig eller teamleder.</text:p>
          </table:table-cell>
          <table:table-cell table:style-name="TableCell117">
            <text:p text:style-name="P118">13.0</text:p>
            <text:p text:style-name="P119"/>
          </table:table-cell>
        </table:table-row>
        <text:soft-page-break/>
        <table:table-row table:style-name="TableRow120">
          <table:table-cell table:style-name="TableCell121">
            <text:p text:style-name="P122">Administrator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2,5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Martin</text:p>
          </table:table-cell>
          <table:table-cell table:style-name="TableCell131">
            <text:p text:style-name="P132">Ikke startet</text:p>
          </table:table-cell>
          <table:table-cell table:style-name="TableCell133">
            <text:p text:style-name="P134">Administrator må kunne opprette/redigere/slette<text:s/>alle typer brukere.</text:p>
          </table:table-cell>
          <table:table-cell table:style-name="TableCell135">
            <text:p text:style-name="P136">13.1</text:p>
            <text:p text:style-name="P137"/>
          </table:table-cell>
        </table:table-row>
        <table:table-row table:style-name="TableRow138">
          <table:table-cell table:style-name="TableCell139">
            <text:p text:style-name="P140">Bruker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2,5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Martin</text:p>
            <text:p text:style-name="P149"/>
          </table:table-cell>
          <table:table-cell table:style-name="TableCell150">
            <text:p text:style-name="P151">Ikke startet</text:p>
          </table:table-cell>
          <table:table-cell table:style-name="TableCell152">
            <text:p text:style-name="P153">Bruker må kunne registrere timer, se oppgaver, se prosjekt, velge hvilket prosjekt han/henne jobber med.</text:p>
          </table:table-cell>
          <table:table-cell table:style-name="TableCell154">
            <text:p text:style-name="P155">13.2</text:p>
            <text:p text:style-name="P156"/>
          </table:table-cell>
        </table:table-row>
        <table:table-row table:style-name="TableRow157">
          <table:table-cell table:style-name="TableCell158">
            <text:p text:style-name="P159">Prosjektansvarlig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5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Martin</text:p>
          </table:table-cell>
          <table:table-cell table:style-name="TableCell168">
            <text:p text:style-name="P169">Ikke startet</text:p>
          </table:table-cell>
          <table:table-cell table:style-name="TableCell170">
            <text:p text:style-name="P171">Prosjektansvarlig må kunne legge til vanlig bruker og ny prosjektansvarlig</text:p>
            <text:p text:style-name="P172">Legge til/endre/slette/ prosjekter. Koble team til prosjekter, legge til/endre faser og milepæler. Opprette/endre/</text:p>
            <text:p text:style-name="P173">slette team.</text:p>
          </table:table-cell>
          <table:table-cell table:style-name="TableCell174">
            <text:p text:style-name="P175">13.3</text:p>
            <text:p text:style-name="P176"/>
          </table:table-cell>
        </table:table-row>
        <table:table-row table:style-name="TableRow177">
          <table:table-cell table:style-name="TableCell178">
            <text:p text:style-name="P179">Teamleder</text:p>
          </table:table-cell>
          <table:table-cell table:style-name="TableCell180">
            <text:p text:style-name="P181"/>
          </table:table-cell>
          <table:table-cell table:style-name="TableCell182">
            <text:p text:style-name="P183">5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Martin</text:p>
          </table:table-cell>
          <table:table-cell table:style-name="TableCell188">
            <text:p text:style-name="P189">Ikke startet</text:p>
          </table:table-cell>
          <table:table-cell table:style-name="TableCell190">
            <text:p text:style-name="P191">Teamleder må kunne endre på team, legge til/endre oppgaver samt legge til/endre milepæler.</text:p>
          </table:table-cell>
          <table:table-cell table:style-name="TableCell192">
            <text:p text:style-name="P193">13.4</text:p>
          </table:table-cell>
        </table:table-row>
        <table:table-row table:style-name="TableRow194">
          <table:table-cell table:style-name="TableCell195">
            <text:p text:style-name="P196">Story headline</text:p>
          </table:table-cell>
          <table:table-cell table:style-name="TableCell197">
            <text:p text:style-name="P198">Brukt tid</text:p>
          </table:table-cell>
          <table:table-cell table:style-name="TableCell199">
            <text:p text:style-name="P200">Estimert tid</text:p>
          </table:table-cell>
          <table:table-cell table:style-name="TableCell201">
            <text:p text:style-name="P202">Gjenstående tid</text:p>
          </table:table-cell>
          <table:table-cell table:style-name="TableCell203">
            <text:p text:style-name="P204">Ansvar</text:p>
          </table:table-cell>
          <table:table-cell table:style-name="TableCell205">
            <text:p text:style-name="P206">Status</text:p>
          </table:table-cell>
          <table:table-cell table:style-name="TableCell207">
            <text:p text:style-name="P208">Kommentar</text:p>
          </table:table-cell>
          <table:table-cell table:style-name="TableCell209">
            <text:p text:style-name="P210">Id</text:p>
          </table:table-cell>
        </table:table-row>
        <text:soft-page-break/>
        <table:table-row table:style-name="TableRow211">
          <table:table-cell table:style-name="TableCell212">
            <text:p text:style-name="P213">Grafisk brukergrensesnitt</text:p>
          </table:table-cell>
          <table:table-cell table:style-name="TableCell214">
            <text:p text:style-name="P215">5</text:p>
            <text:p text:style-name="P216"><text:s/></text:p>
          </table:table-cell>
          <table:table-cell table:style-name="TableCell217">
            <text:p text:style-name="P218">11</text:p>
          </table:table-cell>
          <table:table-cell table:style-name="TableCell219">
            <text:p text:style-name="P220">6</text:p>
          </table:table-cell>
          <table:table-cell table:style-name="TableCell221">
            <text:p text:style-name="P222">Martin,</text:p>
            <text:p text:style-name="P223">Kristina</text:p>
          </table:table-cell>
          <table:table-cell table:style-name="TableCell224">
            <text:p text:style-name="P225">Aktiv</text:p>
          </table:table-cell>
          <table:table-cell table:style-name="TableCell226">
            <text:p text:style-name="P227">XX</text:p>
          </table:table-cell>
          <table:table-cell table:style-name="TableCell228">
            <text:p text:style-name="P229">11.0</text:p>
            <text:p text:style-name="P230"/>
          </table:table-cell>
        </table:table-row>
        <table:table-row table:style-name="TableRow231">
          <table:table-cell table:style-name="TableCell232">
            <text:p text:style-name="P233">Grafisk brukergrensesnitt til innlogging</text:p>
          </table:table-cell>
          <table:table-cell table:style-name="TableCell234">
            <text:p text:style-name="P235"/>
          </table:table-cell>
          <table:table-cell table:style-name="TableCell236">
            <text:p text:style-name="P237">10</text:p>
          </table:table-cell>
          <table:table-cell table:style-name="TableCell238">
            <text:p text:style-name="P239"/>
          </table:table-cell>
          <table:table-cell table:style-name="TableCell240">
            <text:p text:style-name="P241">Martin</text:p>
          </table:table-cell>
          <table:table-cell table:style-name="TableCell242">
            <text:p text:style-name="P243">Ikke startet</text:p>
          </table:table-cell>
          <table:table-cell table:style-name="TableCell244">
            <text:p text:style-name="P245"/>
          </table:table-cell>
          <table:table-cell table:style-name="TableCell246">
            <text:p text:style-name="P247">11.1</text:p>
            <text:p text:style-name="P248"/>
          </table:table-cell>
        </table:table-row>
        <table:table-row table:style-name="TableRow249">
          <table:table-cell table:style-name="TableCell250">
            <text:p text:style-name="P251">Startside</text:p>
          </table:table-cell>
          <table:table-cell table:style-name="TableCell252">
            <text:p text:style-name="P253"/>
          </table:table-cell>
          <table:table-cell table:style-name="TableCell254">
            <text:p text:style-name="P255">1</text:p>
          </table:table-cell>
          <table:table-cell table:style-name="TableCell256">
            <text:p text:style-name="P257"/>
          </table:table-cell>
          <table:table-cell table:style-name="TableCell258">
            <text:p text:style-name="P259">Kristina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>11.5</text:p>
            <text:p text:style-name="P266"/>
          </table:table-cell>
        </table:table-row>
        <table:table-row table:style-name="TableRow267">
          <table:table-cell table:style-name="TableCell268">
            <text:p text:style-name="P269">Story headline</text:p>
          </table:table-cell>
          <table:table-cell table:style-name="TableCell270">
            <text:p text:style-name="P271">Brukt tid</text:p>
          </table:table-cell>
          <table:table-cell table:style-name="TableCell272">
            <text:p text:style-name="P273">Estimert tid</text:p>
          </table:table-cell>
          <table:table-cell table:style-name="TableCell274">
            <text:p text:style-name="P275">Gjenstående tid</text:p>
          </table:table-cell>
          <table:table-cell table:style-name="TableCell276">
            <text:p text:style-name="P277">Ansvar</text:p>
          </table:table-cell>
          <table:table-cell table:style-name="TableCell278">
            <text:p text:style-name="P279">Status</text:p>
          </table:table-cell>
          <table:table-cell table:style-name="TableCell280">
            <text:p text:style-name="P281">Kommentar</text:p>
          </table:table-cell>
          <table:table-cell table:style-name="TableCell282">
            <text:p text:style-name="P283">Id</text:p>
          </table:table-cell>
        </table:table-row>
        <table:table-row table:style-name="TableRow284">
          <table:table-cell table:style-name="TableCell285">
            <text:p text:style-name="P286">Brukergrensesnitt tilpasset smarttelefoner og nettbrett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5</text:p>
          </table:table-cell>
          <table:table-cell table:style-name="TableCell291">
            <text:p text:style-name="P292">5</text:p>
          </table:table-cell>
          <table:table-cell table:style-name="TableCell293">
            <text:p text:style-name="P294">Bjørn</text:p>
          </table:table-cell>
          <table:table-cell table:style-name="TableCell295">
            <text:p text:style-name="P296">Ikke startet</text:p>
          </table:table-cell>
          <table:table-cell table:style-name="TableCell297">
            <text:p text:style-name="P298">Timeregistreringssystemet bør være mulig å bruke på mobil og nettbrett.</text:p>
          </table:table-cell>
          <table:table-cell table:style-name="TableCell299">
            <text:p text:style-name="P300">12.0</text:p>
            <text:p text:style-name="P301"/>
          </table:table-cell>
        </table:table-row>
        <table:table-row table:style-name="TableRow302">
          <table:table-cell table:style-name="TableCell303">
            <text:p text:style-name="P304">Tilpasset smart-telefoner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2.5</text:p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Bjørn</text:p>
          </table:table-cell>
          <table:table-cell table:style-name="TableCell314">
            <text:p text:style-name="P315">Ikke startet</text:p>
          </table:table-cell>
          <table:table-cell table:style-name="TableCell316">
            <text:p text:style-name="P317"/>
          </table:table-cell>
          <table:table-cell table:style-name="TableCell318">
            <text:p text:style-name="P319">12.1</text:p>
            <text:p text:style-name="P320"/>
          </table:table-cell>
        </table:table-row>
        <table:table-row table:style-name="TableRow321">
          <table:table-cell table:style-name="TableCell322">
            <text:p text:style-name="P323">Tilpasset nettbrett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2.5</text:p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>Bjørn</text:p>
            <text:p text:style-name="P333"/>
          </table:table-cell>
          <table:table-cell table:style-name="TableCell334">
            <text:p text:style-name="P335">Ikke startet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12.2</text:p>
            <text:p text:style-name="P340"/>
          </table:table-cell>
        </table:table-row>
        <text:soft-page-break/>
        <table:table-row table:style-name="TableRow341">
          <table:table-cell table:style-name="TableCell342">
            <text:p text:style-name="P343">Story headline</text:p>
          </table:table-cell>
          <table:table-cell table:style-name="TableCell344">
            <text:p text:style-name="P345">Brukt tid</text:p>
          </table:table-cell>
          <table:table-cell table:style-name="TableCell346">
            <text:p text:style-name="P347">Estimert tid</text:p>
          </table:table-cell>
          <table:table-cell table:style-name="TableCell348">
            <text:p text:style-name="P349">Gjenstående tid</text:p>
          </table:table-cell>
          <table:table-cell table:style-name="TableCell350">
            <text:p text:style-name="P351">Ansvar</text:p>
          </table:table-cell>
          <table:table-cell table:style-name="TableCell352">
            <text:p text:style-name="P353">Status</text:p>
          </table:table-cell>
          <table:table-cell table:style-name="TableCell354">
            <text:p text:style-name="P355">Kommentar</text:p>
          </table:table-cell>
          <table:table-cell table:style-name="TableCell356">
            <text:p text:style-name="P357">Id</text:p>
          </table:table-cell>
        </table:table-row>
        <table:table-row table:style-name="TableRow358">
          <table:table-cell table:style-name="TableCell359">
            <text:p text:style-name="P360">Innlogging</text:p>
          </table:table-cell>
          <table:table-cell table:style-name="TableCell361">
            <text:p text:style-name="P362"/>
          </table:table-cell>
          <table:table-cell table:style-name="TableCell363">
            <text:p text:style-name="P364">5</text:p>
          </table:table-cell>
          <table:table-cell table:style-name="TableCell365">
            <text:p text:style-name="P366">5</text:p>
          </table:table-cell>
          <table:table-cell table:style-name="TableCell367">
            <text:p text:style-name="P368">Martin</text:p>
          </table:table-cell>
          <table:table-cell table:style-name="TableCell369">
            <text:p text:style-name="P370">Ikke startet</text:p>
          </table:table-cell>
          <table:table-cell table:style-name="TableCell371">
            <text:p text:style-name="P372"/>
          </table:table-cell>
          <table:table-cell table:style-name="TableCell373">
            <text:p text:style-name="P374">2.0</text:p>
            <text:p text:style-name="P375"/>
          </table:table-cell>
        </table:table-row>
        <table:table-row table:style-name="TableRow376">
          <table:table-cell table:style-name="TableCell377">
            <text:p text:style-name="P378">Hente input fra bruker</text:p>
          </table:table-cell>
          <table:table-cell table:style-name="TableCell379">
            <text:p text:style-name="P380"/>
          </table:table-cell>
          <table:table-cell table:style-name="TableCell381">
            <text:p text:style-name="P382">5</text:p>
          </table:table-cell>
          <table:table-cell table:style-name="TableCell383">
            <text:p text:style-name="P384">5</text:p>
          </table:table-cell>
          <table:table-cell table:style-name="TableCell385">
            <text:p text:style-name="P386">Martin</text:p>
          </table:table-cell>
          <table:table-cell table:style-name="TableCell387">
            <text:p text:style-name="P388">Ikke startet</text:p>
          </table:table-cell>
          <table:table-cell table:style-name="TableCell389">
            <text:p text:style-name="P390"/>
          </table:table-cell>
          <table:table-cell table:style-name="TableCell391">
            <text:p text:style-name="P392">2.1</text:p>
            <text:p text:style-name="P393"/>
          </table:table-cell>
        </table:table-row>
        <table:table-row table:style-name="TableRow394">
          <table:table-cell table:style-name="TableCell395">
            <text:p text:style-name="P396">Story headline</text:p>
          </table:table-cell>
          <table:table-cell table:style-name="TableCell397">
            <text:p text:style-name="P398">Brukt tid</text:p>
          </table:table-cell>
          <table:table-cell table:style-name="TableCell399">
            <text:p text:style-name="P400">Estimert tid</text:p>
          </table:table-cell>
          <table:table-cell table:style-name="TableCell401">
            <text:p text:style-name="P402">Gjenstående tid</text:p>
          </table:table-cell>
          <table:table-cell table:style-name="TableCell403">
            <text:p text:style-name="P404">Ansvar</text:p>
          </table:table-cell>
          <table:table-cell table:style-name="TableCell405">
            <text:p text:style-name="P406">Status</text:p>
          </table:table-cell>
          <table:table-cell table:style-name="TableCell407">
            <text:p text:style-name="P408">Kommentar</text:p>
          </table:table-cell>
          <table:table-cell table:style-name="TableCell409">
            <text:p text:style-name="P410">Id</text:p>
          </table:table-cell>
        </table:table-row>
        <table:table-row table:style-name="TableRow411">
          <table:table-cell table:style-name="TableCell412">
            <text:p text:style-name="P413">Administrere brukere</text:p>
          </table:table-cell>
          <table:table-cell table:style-name="TableCell414">
            <text:p text:style-name="P415">6</text:p>
          </table:table-cell>
          <table:table-cell table:style-name="TableCell416">
            <text:p text:style-name="P417">8</text:p>
          </table:table-cell>
          <table:table-cell table:style-name="TableCell418">
            <text:p text:style-name="P419">2</text:p>
          </table:table-cell>
          <table:table-cell table:style-name="TableCell420">
            <text:p text:style-name="P421">Halvard</text:p>
          </table:table-cell>
          <table:table-cell table:style-name="TableCell422">
            <text:p text:style-name="P423">Aktiv</text:p>
          </table:table-cell>
          <table:table-cell table:style-name="TableCell424">
            <text:p text:style-name="P425"/>
          </table:table-cell>
          <table:table-cell table:style-name="TableCell426">
            <text:p text:style-name="P427">5.0</text:p>
            <text:p text:style-name="P428"/>
          </table:table-cell>
        </table:table-row>
        <table:table-row table:style-name="TableRow429">
          <table:table-cell table:style-name="TableCell430">
            <text:p text:style-name="P431">Validere innlogget bruker som administrator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2</text:p>
          </table:table-cell>
          <table:table-cell table:style-name="TableCell436">
            <text:p text:style-name="P437"/>
          </table:table-cell>
          <table:table-cell table:style-name="TableCell438">
            <text:p text:style-name="P439">Halvard</text:p>
          </table:table-cell>
          <table:table-cell table:style-name="TableCell440">
            <text:p text:style-name="P441">Ikke startet</text:p>
          </table:table-cell>
          <table:table-cell table:style-name="TableCell442">
            <text:p text:style-name="P443">Trenger innlogging.</text:p>
          </table:table-cell>
          <table:table-cell table:style-name="TableCell444">
            <text:p text:style-name="P445">5.1</text:p>
            <text:p text:style-name="P446"/>
          </table:table-cell>
        </table:table-row>
        <table:table-row table:style-name="TableRow447">
          <table:table-cell table:style-name="TableCell448">
            <text:p text:style-name="P449">Story headline</text:p>
          </table:table-cell>
          <table:table-cell table:style-name="TableCell450">
            <text:p text:style-name="P451">Brukt tid</text:p>
          </table:table-cell>
          <table:table-cell table:style-name="TableCell452">
            <text:p text:style-name="P453">Estimert tid</text:p>
          </table:table-cell>
          <table:table-cell table:style-name="TableCell454">
            <text:p text:style-name="P455">Gjenstående tid</text:p>
          </table:table-cell>
          <table:table-cell table:style-name="TableCell456">
            <text:p text:style-name="P457">Ansvar</text:p>
          </table:table-cell>
          <table:table-cell table:style-name="TableCell458">
            <text:p text:style-name="P459">Status</text:p>
          </table:table-cell>
          <table:table-cell table:style-name="TableCell460">
            <text:p text:style-name="P461">Kommentar</text:p>
          </table:table-cell>
          <table:table-cell table:style-name="TableCell462">
            <text:p text:style-name="P463">Id</text:p>
          </table:table-cell>
        </table:table-row>
        <text:soft-page-break/>
        <table:table-row table:style-name="TableRow464">
          <table:table-cell table:style-name="TableCell465">
            <text:p text:style-name="P466">Administrere team</text:p>
          </table:table-cell>
          <table:table-cell table:style-name="TableCell467">
            <text:p text:style-name="P468">6</text:p>
          </table:table-cell>
          <table:table-cell table:style-name="TableCell469">
            <text:p text:style-name="P470">8</text:p>
          </table:table-cell>
          <table:table-cell table:style-name="TableCell471">
            <text:p text:style-name="P472">2</text:p>
          </table:table-cell>
          <table:table-cell table:style-name="TableCell473">
            <text:p text:style-name="P474">Kristina</text:p>
          </table:table-cell>
          <table:table-cell table:style-name="TableCell475">
            <text:p text:style-name="P476">Aktiv</text:p>
          </table:table-cell>
          <table:table-cell table:style-name="TableCell477">
            <text:p text:style-name="P478"/>
          </table:table-cell>
          <table:table-cell table:style-name="TableCell479">
            <text:p text:style-name="P480">7.0</text:p>
            <text:p text:style-name="P481"/>
          </table:table-cell>
        </table:table-row>
        <table:table-row table:style-name="TableRow482">
          <table:table-cell table:style-name="TableCell483">
            <text:p text:style-name="P484">Validere innlogget bruker<text:s/>som prosjekt-ansvarlig</text:p>
          </table:table-cell>
          <table:table-cell table:style-name="TableCell485">
            <text:p text:style-name="P486"/>
          </table:table-cell>
          <table:table-cell table:style-name="TableCell487">
            <text:p text:style-name="P488">2</text:p>
          </table:table-cell>
          <table:table-cell table:style-name="TableCell489">
            <text:p text:style-name="P490"/>
          </table:table-cell>
          <table:table-cell table:style-name="TableCell491">
            <text:p text:style-name="P492">Kristina</text:p>
            <text:p text:style-name="P493"/>
          </table:table-cell>
          <table:table-cell table:style-name="TableCell494">
            <text:p text:style-name="P495">Ikke startet</text:p>
          </table:table-cell>
          <table:table-cell table:style-name="TableCell496">
            <text:p text:style-name="P497"/>
          </table:table-cell>
          <table:table-cell table:style-name="TableCell498">
            <text:p text:style-name="P499">7.1</text:p>
            <text:p text:style-name="P500"/>
          </table:table-cell>
        </table:table-row>
        <table:table-row table:style-name="TableRow501">
          <table:table-cell table:style-name="TableCell502">
            <text:p text:style-name="P503">Story headline</text:p>
          </table:table-cell>
          <table:table-cell table:style-name="TableCell504">
            <text:p text:style-name="P505">Brukt tid</text:p>
          </table:table-cell>
          <table:table-cell table:style-name="TableCell506">
            <text:p text:style-name="P507">Estimert tid</text:p>
          </table:table-cell>
          <table:table-cell table:style-name="TableCell508">
            <text:p text:style-name="P509">Gjenstående tid</text:p>
          </table:table-cell>
          <table:table-cell table:style-name="TableCell510">
            <text:p text:style-name="P511">Ansvar</text:p>
          </table:table-cell>
          <table:table-cell table:style-name="TableCell512">
            <text:p text:style-name="P513">Status</text:p>
          </table:table-cell>
          <table:table-cell table:style-name="TableCell514">
            <text:p text:style-name="P515">Kommentar</text:p>
          </table:table-cell>
          <table:table-cell table:style-name="TableCell516">
            <text:p text:style-name="P517">Id</text:p>
          </table:table-cell>
        </table:table-row>
        <table:table-row table:style-name="TableRow518">
          <table:table-cell table:style-name="TableCell519">
            <text:p text:style-name="P520">Rapport generering</text:p>
          </table:table-cell>
          <table:table-cell table:style-name="TableCell521">
            <text:p text:style-name="P522"/>
          </table:table-cell>
          <table:table-cell table:style-name="TableCell523">
            <text:p text:style-name="P524">40</text:p>
          </table:table-cell>
          <table:table-cell table:style-name="TableCell525">
            <text:p text:style-name="P526"/>
          </table:table-cell>
          <table:table-cell table:style-name="TableCell527">
            <text:p text:style-name="P528">Kristina</text:p>
          </table:table-cell>
          <table:table-cell table:style-name="TableCell529">
            <text:p text:style-name="P530">Ikke startet</text:p>
          </table:table-cell>
          <table:table-cell table:style-name="TableCell531">
            <text:p text:style-name="P532"/>
          </table:table-cell>
          <table:table-cell table:style-name="TableCell533">
            <text:p text:style-name="P534">17.0</text:p>
            <text:p text:style-name="P535"/>
          </table:table-cell>
        </table:table-row>
        <table:table-row table:style-name="TableRow536">
          <table:table-cell table:style-name="TableCell537">
            <text:p text:style-name="P538">Generere rapporter</text:p>
          </table:table-cell>
          <table:table-cell table:style-name="TableCell539">
            <text:p text:style-name="P540"/>
          </table:table-cell>
          <table:table-cell table:style-name="TableCell541">
            <text:p text:style-name="P542">40</text:p>
          </table:table-cell>
          <table:table-cell table:style-name="TableCell543">
            <text:p text:style-name="P544"/>
          </table:table-cell>
          <table:table-cell table:style-name="TableCell545">
            <text:p text:style-name="P546">Kristina</text:p>
            <text:p text:style-name="P547"/>
          </table:table-cell>
          <table:table-cell table:style-name="TableCell548">
            <text:p text:style-name="P549">Ikke startet</text:p>
          </table:table-cell>
          <table:table-cell table:style-name="TableCell550">
            <text:p text:style-name="P551"><text:span text:style-name="T552">Det må gen</text:span><text:span text:style-name="T553">e</text:span><text:span text:style-name="T554">r</text:span><text:span text:style-name="T555">eres<text:s/></text:span><text:span text:style-name="T556">r</text:span><text:span text:style-name="T557">a</text:span><text:span text:style-name="T558">p</text:span><text:span text:style-name="T559">p</text:span><text:span text:style-name="T560">o</text:span><text:span text:style-name="T561">r</text:span><text:span text:style-name="T562">t</text:span><text:span text:style-name="T563">e</text:span><text:span text:style-name="T564">r<text:s/></text:span><text:span text:style-name="T565">f</text:span><text:span text:style-name="T566">o</text:span><text:span text:style-name="T567">r</text:span><text:span text:style-name="T568">tlø</text:span><text:span text:style-name="T569">p</text:span><text:span text:style-name="T570">e</text:span><text:span text:style-name="T571">n</text:span><text:span text:style-name="T572">d</text:span><text:span text:style-name="T573">e s</text:span><text:span text:style-name="T574">a</text:span><text:span text:style-name="T575">mt<text:s/></text:span><text:span text:style-name="T576">v</text:span><text:span text:style-name="T577">ed</text:span><text:span text:style-name="T578"><text:s/></text:span><text:span text:style-name="T579">a</text:span><text:span text:style-name="T580">v</text:span><text:span text:style-name="T581">sl</text:span><text:span text:style-name="T582">u</text:span><text:span text:style-name="T583">t</text:span><text:span text:style-name="T584">t</text:span><text:span text:style-name="T585">et<text:s/></text:span><text:span text:style-name="T586">p</text:span><text:span text:style-name="T587">r</text:span><text:span text:style-name="T588">os</text:span><text:span text:style-name="T589">j</text:span><text:span text:style-name="T590">ekt.</text:span></text:p>
          </table:table-cell>
          <table:table-cell table:style-name="TableCell591">
            <text:p text:style-name="P592">17.1</text:p>
            <text:p text:style-name="P593"/>
          </table:table-cell>
        </table:table-row>
        <table:table-row table:style-name="TableRow594">
          <table:table-cell table:style-name="TableCell595">
            <text:p text:style-name="P596">Story headline</text:p>
          </table:table-cell>
          <table:table-cell table:style-name="TableCell597">
            <text:p text:style-name="P598">Brukt tid</text:p>
          </table:table-cell>
          <table:table-cell table:style-name="TableCell599">
            <text:p text:style-name="P600">Estimert tid</text:p>
          </table:table-cell>
          <table:table-cell table:style-name="TableCell601">
            <text:p text:style-name="P602">Gjenstående tid</text:p>
          </table:table-cell>
          <table:table-cell table:style-name="TableCell603">
            <text:p text:style-name="P604">Ansvar</text:p>
          </table:table-cell>
          <table:table-cell table:style-name="TableCell605">
            <text:p text:style-name="P606">Status</text:p>
          </table:table-cell>
          <table:table-cell table:style-name="TableCell607">
            <text:p text:style-name="P608">Kommentar</text:p>
          </table:table-cell>
          <table:table-cell table:style-name="TableCell609">
            <text:p text:style-name="P610">Id</text:p>
          </table:table-cell>
        </table:table-row>
        <table:table-row table:style-name="TableRow611">
          <table:table-cell table:style-name="TableCell612">
            <text:p text:style-name="P613">Redigere prosjekter</text:p>
          </table:table-cell>
          <table:table-cell table:style-name="TableCell614">
            <text:p text:style-name="P615">22,25</text:p>
          </table:table-cell>
          <table:table-cell table:style-name="TableCell616">
            <text:p text:style-name="P617">20</text:p>
          </table:table-cell>
          <table:table-cell table:style-name="TableCell618">
            <text:p text:style-name="P619">0</text:p>
          </table:table-cell>
          <table:table-cell table:style-name="TableCell620">
            <text:p text:style-name="P621">Thomas og Thea</text:p>
          </table:table-cell>
          <table:table-cell table:style-name="TableCell622">
            <text:p text:style-name="P623">Ferdig</text:p>
          </table:table-cell>
          <table:table-cell table:style-name="TableCell624">
            <text:p text:style-name="P625">Foreløpig ingen brukertype-sjekk. Trenger innlogging til dette.</text:p>
          </table:table-cell>
          <table:table-cell table:style-name="TableCell626">
            <text:p text:style-name="P627">9.0</text:p>
            <text:p text:style-name="P628"/>
          </table:table-cell>
        </table:table-row>
        <text:soft-page-break/>
        <table:table-row table:style-name="TableRow629">
          <table:table-cell table:style-name="TableCell630">
            <text:p text:style-name="P631">Opprette milepæler i prosjekter</text:p>
          </table:table-cell>
          <table:table-cell table:style-name="TableCell632">
            <text:p text:style-name="P633">2</text:p>
          </table:table-cell>
          <table:table-cell table:style-name="TableCell634">
            <text:p text:style-name="P635">4</text:p>
          </table:table-cell>
          <table:table-cell table:style-name="TableCell636">
            <text:p text:style-name="P637">2</text:p>
          </table:table-cell>
          <table:table-cell table:style-name="TableCell638">
            <text:p text:style-name="P639">Thomas og Thea</text:p>
          </table:table-cell>
          <table:table-cell table:style-name="TableCell640">
            <text:p text:style-name="P641">Aktiv</text:p>
          </table:table-cell>
          <table:table-cell table:style-name="TableCell642">
            <text:p text:style-name="P643">Har ikke tatt hensyn til dato</text:p>
          </table:table-cell>
          <table:table-cell table:style-name="TableCell644">
            <text:p text:style-name="P645">9.4</text:p>
            <text:p text:style-name="P646"/>
          </table:table-cell>
        </table:table-row>
        <table:table-row table:style-name="TableRow647">
          <table:table-cell table:style-name="TableCell648">
            <text:p text:style-name="P649">Redigere milepæler</text:p>
          </table:table-cell>
          <table:table-cell table:style-name="TableCell650">
            <text:p text:style-name="P651">2</text:p>
          </table:table-cell>
          <table:table-cell table:style-name="TableCell652">
            <text:p text:style-name="P653">3</text:p>
          </table:table-cell>
          <table:table-cell table:style-name="TableCell654">
            <text:p text:style-name="P655">0</text:p>
          </table:table-cell>
          <table:table-cell table:style-name="TableCell656">
            <text:p text:style-name="P657">Thomas og Thea</text:p>
          </table:table-cell>
          <table:table-cell table:style-name="TableCell658">
            <text:p text:style-name="P659">Ferdig</text:p>
          </table:table-cell>
          <table:table-cell table:style-name="TableCell660">
            <text:p text:style-name="P661">Også usikker på hvilke verdier brukeren skal få lov til å redigere.</text:p>
          </table:table-cell>
          <table:table-cell table:style-name="TableCell662">
            <text:p text:style-name="P663">9.5</text:p>
            <text:p text:style-name="P664"/>
          </table:table-cell>
        </table:table-row>
        <table:table-row table:style-name="TableRow665">
          <table:table-cell table:style-name="TableCell666">
            <text:p text:style-name="P667">Slette milepæler</text:p>
          </table:table-cell>
          <table:table-cell table:style-name="TableCell668">
            <text:p text:style-name="P669">0.5</text:p>
          </table:table-cell>
          <table:table-cell table:style-name="TableCell670">
            <text:p text:style-name="P671">3</text:p>
          </table:table-cell>
          <table:table-cell table:style-name="TableCell672">
            <text:p text:style-name="P673">0</text:p>
          </table:table-cell>
          <table:table-cell table:style-name="TableCell674">
            <text:p text:style-name="P675">Thomas og<text:s/>Thea</text:p>
          </table:table-cell>
          <table:table-cell table:style-name="TableCell676">
            <text:p text:style-name="P677">Ferdig</text:p>
          </table:table-cell>
          <table:table-cell table:style-name="TableCell678">
            <text:p text:style-name="P679"/>
          </table:table-cell>
          <table:table-cell table:style-name="TableCell680">
            <text:p text:style-name="P681">9.6</text:p>
            <text:p text:style-name="P682"/>
          </table:table-cell>
        </table:table-row>
        <table:table-row table:style-name="TableRow683">
          <table:table-cell table:style-name="TableCell684">
            <text:p text:style-name="P685">Story headline</text:p>
          </table:table-cell>
          <table:table-cell table:style-name="TableCell686">
            <text:p text:style-name="P687">Brukt tid</text:p>
          </table:table-cell>
          <table:table-cell table:style-name="TableCell688">
            <text:p text:style-name="P689">Estimert tid</text:p>
          </table:table-cell>
          <table:table-cell table:style-name="TableCell690">
            <text:p text:style-name="P691">Gjenstående tid</text:p>
          </table:table-cell>
          <table:table-cell table:style-name="TableCell692">
            <text:p text:style-name="P693">Ansvar</text:p>
          </table:table-cell>
          <table:table-cell table:style-name="TableCell694">
            <text:p text:style-name="P695">Status</text:p>
          </table:table-cell>
          <table:table-cell table:style-name="TableCell696">
            <text:p text:style-name="P697">Kommentar</text:p>
          </table:table-cell>
          <table:table-cell table:style-name="TableCell698">
            <text:p text:style-name="P699">Id</text:p>
          </table:table-cell>
        </table:table-row>
        <table:table-row table:style-name="TableRow700">
          <table:table-cell table:style-name="TableCell701">
            <text:p text:style-name="P702">Rettigheter</text:p>
          </table:table-cell>
          <table:table-cell table:style-name="TableCell703">
            <text:p text:style-name="P704"/>
          </table:table-cell>
          <table:table-cell table:style-name="TableCell705">
            <text:p text:style-name="P706">20</text:p>
          </table:table-cell>
          <table:table-cell table:style-name="TableCell707">
            <text:p text:style-name="P708"/>
          </table:table-cell>
          <table:table-cell table:style-name="TableCell709">
            <text:p text:style-name="P710">Halvard</text:p>
          </table:table-cell>
          <table:table-cell table:style-name="TableCell711">
            <text:p text:style-name="P712">Ikke startet</text:p>
          </table:table-cell>
          <table:table-cell table:style-name="TableCell713">
            <text:p text:style-name="P714">Forskjellige typer brukere skal ha rettigheter til forskjellige funksjoner.<text:s/></text:p>
          </table:table-cell>
          <table:table-cell table:style-name="TableCell715">
            <text:p text:style-name="P716">22</text:p>
          </table:table-cell>
        </table:table-row>
        <table:table-row table:style-name="TableRow717">
          <table:table-cell table:style-name="TableCell718">
            <text:p text:style-name="P719">Rettighetsadministrasjon</text:p>
          </table:table-cell>
          <table:table-cell table:style-name="TableCell720">
            <text:p text:style-name="P721"/>
          </table:table-cell>
          <table:table-cell table:style-name="TableCell722">
            <text:p text:style-name="P723">20</text:p>
          </table:table-cell>
          <table:table-cell table:style-name="TableCell724">
            <text:p text:style-name="P725"/>
          </table:table-cell>
          <table:table-cell table:style-name="TableCell726">
            <text:p text:style-name="P727">Halvard</text:p>
          </table:table-cell>
          <table:table-cell table:style-name="TableCell728">
            <text:p text:style-name="P729"/>
          </table:table-cell>
          <table:table-cell table:style-name="TableCell730">
            <text:p text:style-name="P731">Forskjellige typer brukere skal ha rettigheter til forskjellige funksjoner.</text:p>
          </table:table-cell>
          <table:table-cell table:style-name="TableCell732">
            <text:p text:style-name="P733">22.1</text:p>
          </table:table-cell>
        </table:table-row>
        <table:table-row table:style-name="TableRow734">
          <table:table-cell table:style-name="TableCell735">
            <text:p text:style-name="P736">Story headline</text:p>
          </table:table-cell>
          <table:table-cell table:style-name="TableCell737">
            <text:p text:style-name="P738">Brukt tid</text:p>
          </table:table-cell>
          <table:table-cell table:style-name="TableCell739">
            <text:p text:style-name="P740">Estimert tid</text:p>
          </table:table-cell>
          <table:table-cell table:style-name="TableCell741">
            <text:p text:style-name="P742">Gjenstående tid</text:p>
          </table:table-cell>
          <table:table-cell table:style-name="TableCell743">
            <text:p text:style-name="P744">Ansvar</text:p>
          </table:table-cell>
          <table:table-cell table:style-name="TableCell745">
            <text:p text:style-name="P746">Status</text:p>
          </table:table-cell>
          <table:table-cell table:style-name="TableCell747">
            <text:p text:style-name="P748">Kommentar</text:p>
          </table:table-cell>
          <table:table-cell table:style-name="TableCell749">
            <text:p text:style-name="P750">Id</text:p>
          </table:table-cell>
        </table:table-row>
        <text:soft-page-break/>
        <table:table-row table:style-name="TableRow751">
          <table:table-cell table:style-name="TableCell752">
            <text:p text:style-name="P753">Dokumentasjon</text:p>
          </table:table-cell>
          <table:table-cell table:style-name="TableCell754">
            <text:p text:style-name="P755"/>
          </table:table-cell>
          <table:table-cell table:style-name="TableCell756">
            <text:p text:style-name="P757">20</text:p>
          </table:table-cell>
          <table:table-cell table:style-name="TableCell758">
            <text:p text:style-name="P759"/>
          </table:table-cell>
          <table:table-cell table:style-name="TableCell760">
            <text:p text:style-name="P761">Alle</text:p>
          </table:table-cell>
          <table:table-cell table:style-name="TableCell762">
            <text:p text:style-name="P763">Aktiv</text:p>
          </table:table-cell>
          <table:table-cell table:style-name="TableCell764">
            <text:p text:style-name="P765">Dokumentere arbeid</text:p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>Story headline</text:p>
          </table:table-cell>
          <table:table-cell table:style-name="TableCell771">
            <text:p text:style-name="P772">Brukt tid</text:p>
          </table:table-cell>
          <table:table-cell table:style-name="TableCell773">
            <text:p text:style-name="P774">Estimert tid</text:p>
          </table:table-cell>
          <table:table-cell table:style-name="TableCell775">
            <text:p text:style-name="P776">Gjenstående tid</text:p>
          </table:table-cell>
          <table:table-cell table:style-name="TableCell777">
            <text:p text:style-name="P778">Ansvar</text:p>
          </table:table-cell>
          <table:table-cell table:style-name="TableCell779">
            <text:p text:style-name="P780">Status</text:p>
          </table:table-cell>
          <table:table-cell table:style-name="TableCell781">
            <text:p text:style-name="P782">Kommentar</text:p>
          </table:table-cell>
          <table:table-cell table:style-name="TableCell783">
            <text:p text:style-name="P784">Id</text:p>
          </table:table-cell>
        </table:table-row>
        <table:table-row table:style-name="TableRow785">
          <table:table-cell table:style-name="TableCell786">
            <text:p text:style-name="P787">Testing</text:p>
          </table:table-cell>
          <table:table-cell table:style-name="TableCell788">
            <text:p text:style-name="P789"/>
          </table:table-cell>
          <table:table-cell table:style-name="TableCell790">
            <text:p text:style-name="P791">20</text:p>
          </table:table-cell>
          <table:table-cell table:style-name="TableCell792">
            <text:p text:style-name="P793"/>
          </table:table-cell>
          <table:table-cell table:style-name="TableCell794">
            <text:p text:style-name="P795">Alle</text:p>
          </table:table-cell>
          <table:table-cell table:style-name="TableCell796">
            <text:p text:style-name="P797">Aktiv</text:p>
          </table:table-cell>
          <table:table-cell table:style-name="TableCell798">
            <text:p text:style-name="P799">Testing av timeregistreringssystemet</text:p>
          </table:table-cell>
          <table:table-cell table:style-name="TableCell800">
            <text:p text:style-name="P801"/>
          </table:table-cell>
        </table:table-row>
      </table:table>
      <text:p text:style-name="P8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Cambria" style:font-name-complex="Cambria" fo:color="#000000" fo:hyphenate="false"/>
    </style:style>
    <style:style style:name="Topptekst" style:display-name="Topp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unntekst" style:display-name="Bunn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obletekst" style:display-name="Bobleteks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opptekstTegn" style:display-name="Topptekst Tegn" style:family="text" style:parent-style-name="Standardskriftforavsnitt"/>
    <style:style style:name="BunntekstTegn" style:display-name="Bunntekst Tegn" style:family="text" style:parent-style-name="Standardskriftforavsnitt"/>
    <style:style style:name="BobletekstTegn" style:display-name="Bobletekst Tegn" style:family="text" style:parent-style-name="Standardskriftforavsnitt">
      <style:text-properties style:font-name="Tahoma" style:font-name-complex="Tahoma" fo:font-size="8pt" style:font-size-asian="8pt" style:font-size-complex="8pt"/>
    </style:style>
    <style:style style:name="BunntekstTegn1" style:display-name="Bunntekst Tegn1" style:family="text" style:parent-style-name="Standardskriftforavsnitt">
      <style:text-properties style:font-size-complex="10.5pt"/>
    </style:style>
    <style:style style:name="TopptekstTegn1" style:display-name="Topptekst Tegn1" style:family="text" style:parent-style-name="Standardskriftforavsnit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end"/>
    </style:style>
    <style:style style:name="T3" style:parent-style-name="Standardskriftforavsnitt" style:family="text">
      <style:text-properties fo:color="#FFFFFF"/>
    </style:style>
    <style:style style:family="graphic" style:name="a0" style:parent-style-name="Graphics">
      <style:graphic-properties fo:wrap-option="wrap" fo:border="none" fo:padding-top="0in" fo:padding-bottom="0in" fo:padding-left="0.1in" fo:padding-right="0.1in" fo:background-color="transparent" draw:textarea-vertical-align="middle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in" fo:padding-bottom="0in" fo:padding-left="0.1in" fo:padding-right="0.1in" fo:background-color="#4f81bd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Topptekst"><draw:frame draw:z-index="251660288" draw:id="id0" draw:style-name="a0" draw:name="Tekstboks 473" text:anchor-type="paragraph" svg:x="0in" svg:y="0in" svg:width="6.5in" svg:height="0.19167in" style:rel-width="scale" style:rel-height="scale"><draw:text-box><text:p text:style-name="Normal">SysUt14 Gr 2<text:s/>Sprint 4 backlog</text:p></draw:text-box><svg:title/><svg:desc/></draw:frame><draw:frame draw:z-index="251659264" draw:id="id1" draw:style-name="a1" draw:name="Tekstboks 474" text:anchor-type="paragraph" svg:x="0in" svg:y="0in" svg:width="1in" svg:height="0.19167in" style:rel-width="scale" style:rel-height="scale"><draw:text-box><text:p text:style-name="P2"><text:span text:style-name="T3"><text:page-number text:fixed="false">7</text:page-number></text:span></text:p></draw:text-box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SysUt14 Gr 2</dc:title>
    <meta:initial-creator>Kristina</meta:initial-creator>
    <dc:creator>Vos</dc:creator>
    <meta:creation-date>2014-03-31T11:16:00Z</meta:creation-date>
    <dc:date>2014-04-02T11:55:00Z</dc:date>
    <meta:print-date>2014-03-31T13:00:00Z</meta:print-date>
    <meta:template xlink:href="Normal" xlink:type="simple"/>
    <meta:editing-cycles>13</meta:editing-cycles>
    <meta:editing-duration>PT90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7" meta:word-count="602" meta:character-count="3788" meta:row-count="26" meta:non-whitespace-character-count="3193"/>
  </office:meta>
</office:document-meta>
</file>